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15600000048A6615AA81F379CDE.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Droid Sans Fallback" svg:font-family="'Droid Sans Fallback'" style:font-family-generic="system" style:font-pitch="variable"/>
    <style:font-face style:name="Lato" svg:font-family="Lato"/>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Raleway" svg:font-family="Raleway"/>
    <style:font-face style:name="Roboto" svg:font-family="Roboto"/>
    <style:font-face style:name="Roboto regular" svg:font-family="'Roboto regular'"/>
  </office:font-face-decls>
  <office:automatic-styles>
    <style:style style:name="Tabla3" style:family="table">
      <style:table-properties style:width="18.99cm" table:align="left"/>
    </style:style>
    <style:style style:name="Tabla3.A" style:family="table-column">
      <style:table-column-properties style:column-width="9.689cm"/>
    </style:style>
    <style:style style:name="Tabla3.B" style:family="table-column">
      <style:table-column-properties style:column-width="9.301cm"/>
    </style:style>
    <style:style style:name="Tabla3.1" style:family="table-row">
      <style:table-row-properties style:min-row-height="0.596cm"/>
    </style:style>
    <style:style style:name="Tabla3.A1" style:family="table-cell">
      <style:table-cell-properties fo:background-color="#bb9b72" fo:padding="0.101cm" fo:border="none">
        <style:background-image/>
      </style:table-cell-properties>
    </style:style>
    <style:style style:name="Tabla3.B1" style:family="table-cell">
      <style:table-cell-properties fo:background-color="transparent" fo:padding="0cm" fo:border="none">
        <style:background-image/>
      </style:table-cell-properties>
    </style:style>
    <style:style style:name="Tabla4" style:family="table">
      <style:table-properties style:width="19.001cm" table:align="margins"/>
    </style:style>
    <style:style style:name="Tabla4.A" style:family="table-column">
      <style:table-column-properties style:column-width="7.096cm" style:rel-column-width="24475*"/>
    </style:style>
    <style:style style:name="Tabla4.B" style:family="table-column">
      <style:table-column-properties style:column-width="0.192cm" style:rel-column-width="663*"/>
    </style:style>
    <style:style style:name="Tabla4.C" style:family="table-column">
      <style:table-column-properties style:column-width="11.712cm" style:rel-column-width="40397*"/>
    </style:style>
    <style:style style:name="Tabla4.1" style:family="table-row">
      <style:table-row-properties style:min-row-height="0.504cm"/>
    </style:style>
    <style:style style:name="Tabla4.A1" style:family="table-cell">
      <style:table-cell-properties fo:padding="0cm" fo:border="none"/>
    </style:style>
    <style:style style:name="Tabla5" style:family="table">
      <style:table-properties style:width="7.094cm" table:align="margins"/>
    </style:style>
    <style:style style:name="Tabla5.A" style:family="table-column">
      <style:table-column-properties style:column-width="3.39cm" style:rel-column-width="31325*"/>
    </style:style>
    <style:style style:name="Tabla5.B" style:family="table-column">
      <style:table-column-properties style:column-width="3.704cm" style:rel-column-width="34210*"/>
    </style:style>
    <style:style style:name="Tabla5.A1" style:family="table-cell">
      <style:table-cell-properties fo:padding="0.097cm" fo:border="none"/>
    </style:style>
    <style:style style:name="Tabla5.9" style:family="table-row">
      <style:table-row-properties style:min-row-height="0.206cm"/>
    </style:style>
    <style:style style:name="Tabla6" style:family="table">
      <style:table-properties style:width="11.714cm" table:align="margins"/>
    </style:style>
    <style:style style:name="Tabla6.A" style:family="table-column">
      <style:table-column-properties style:column-width="2.794cm" style:rel-column-width="15627*"/>
    </style:style>
    <style:style style:name="Tabla6.B" style:family="table-column">
      <style:table-column-properties style:column-width="8.92cm" style:rel-column-width="49908*"/>
    </style:style>
    <style:style style:name="Tabla6.A1" style:family="table-cell">
      <style:table-cell-properties fo:padding="0.097cm" fo:border="none"/>
    </style:style>
    <style:style style:name="Tabla5" style:family="table">
      <style:table-properties style:width="7.094cm" table:align="margins"/>
    </style:style>
    <style:style style:name="Tabla5.A" style:family="table-column">
      <style:table-column-properties style:column-width="3.39cm" style:rel-column-width="31325*"/>
    </style:style>
    <style:style style:name="Tabla5.B" style:family="table-column">
      <style:table-column-properties style:column-width="3.704cm" style:rel-column-width="34210*"/>
    </style:style>
    <style:style style:name="Tabla5.A1" style:family="table-cell">
      <style:table-cell-properties fo:padding="0.097cm" fo:border="none"/>
    </style:style>
    <style:style style:name="Tabla5.9" style:family="table-row">
      <style:table-row-properties style:min-row-height="0.206cm"/>
    </style:style>
    <style:style style:name="Tabla6" style:family="table">
      <style:table-properties style:width="11.714cm" table:align="margins"/>
    </style:style>
    <style:style style:name="Tabla6.A" style:family="table-column">
      <style:table-column-properties style:column-width="2.794cm" style:rel-column-width="15627*"/>
    </style:style>
    <style:style style:name="Tabla6.B" style:family="table-column">
      <style:table-column-properties style:column-width="8.92cm" style:rel-column-width="49908*"/>
    </style:style>
    <style:style style:name="Tabla6.A1" style:family="table-cell">
      <style:table-cell-properties fo:padding="0.097cm" fo:border="none"/>
    </style:style>
    <style:style style:name="Tabla1" style:family="table">
      <style:table-properties style:width="19.001cm" table:align="margins"/>
    </style:style>
    <style:style style:name="Tabla1.A" style:family="table-column">
      <style:table-column-properties style:column-width="0.706cm" style:rel-column-width="2433*"/>
    </style:style>
    <style:style style:name="Tabla1.B" style:family="table-column">
      <style:table-column-properties style:column-width="4.888cm" style:rel-column-width="16858*"/>
    </style:style>
    <style:style style:name="Tabla1.C" style:family="table-column">
      <style:table-column-properties style:column-width="1.898cm" style:rel-column-width="6546*"/>
    </style:style>
    <style:style style:name="Tabla1.D" style:family="table-column">
      <style:table-column-properties style:column-width="1.109cm" style:rel-column-width="3826*"/>
    </style:style>
    <style:style style:name="Tabla1.E" style:family="table-column">
      <style:table-column-properties style:column-width="2.291cm" style:rel-column-width="7902*"/>
    </style:style>
    <style:style style:name="Tabla1.F" style:family="table-column">
      <style:table-column-properties style:column-width="2.316cm" style:rel-column-width="7988*"/>
    </style:style>
    <style:style style:name="Tabla1.G" style:family="table-column">
      <style:table-column-properties style:column-width="2.999cm" style:rel-column-width="10342*"/>
    </style:style>
    <style:style style:name="Tabla1.H" style:family="table-column">
      <style:table-column-properties style:column-width="2.796cm" style:rel-column-width="9640*"/>
    </style:style>
    <style:style style:name="Tabla1.1" style:family="table-row">
      <style:table-row-properties style:min-row-height="0.9cm"/>
    </style:style>
    <style:style style:name="Tabla1.A1" style:family="table-cell">
      <style:table-cell-properties style:vertical-align="middle" fo:background-color="#1c1c1c" fo:padding="0.097cm" fo:border-left="0.05pt solid #b2b2b2" fo:border-right="none" fo:border-top="none" fo:border-bottom="none">
        <style:background-image/>
      </style:table-cell-properties>
    </style:style>
    <style:style style:name="Tabla1.B1" style:family="table-cell">
      <style:table-cell-properties style:vertical-align="middle" fo:background-color="#1c1c1c" fo:padding="0cm" fo:border="none">
        <style:background-image/>
      </style:table-cell-properties>
    </style:style>
    <style:style style:name="Tabla1.A2" style:family="table-cell">
      <style:table-cell-properties style:vertical-align="middle" fo:padding="0.097cm" fo:border="none"/>
    </style:style>
    <style:style style:name="Tabla1.A3" style:family="table-cell">
      <style:table-cell-properties style:vertical-align="middle" fo:background-color="transparent" fo:padding="0.097cm" fo:border-left="none" fo:border-right="0.05pt solid #bb9b72" fo:border-top="none" fo:border-bottom="0.05pt solid #bb9b72">
        <style:background-image/>
      </style:table-cell-properties>
    </style:style>
    <style:style style:name="Tabla1.B3" style:family="table-cell">
      <style:table-cell-properties style:vertical-align="middle" fo:padding="0.097cm" fo:border-left="none" fo:border-right="0.05pt solid #bb9b72" fo:border-top="none" fo:border-bottom="0.05pt solid #bb9b72"/>
    </style:style>
    <style:style style:name="Tabla1.C3" style:family="table-cell">
      <style:table-cell-properties style:vertical-align="middle" fo:padding="0.097cm" fo:border-left="none" fo:border-right="0.05pt solid #bb9b72" fo:border-top="none" fo:border-bottom="0.05pt solid #bb9b72"/>
    </style:style>
    <style:style style:name="Tabla1.E3" style:family="table-cell">
      <style:table-cell-properties style:vertical-align="middle" fo:padding="0.097cm" fo:border-left="none" fo:border-right="0.05pt solid #bb9b72" fo:border-top="none" fo:border-bottom="0.05pt solid #bb9b72"/>
    </style:style>
    <style:style style:name="Tabla1.G3" style:family="table-cell">
      <style:table-cell-properties style:vertical-align="middle" fo:padding="0.097cm" fo:border-left="none" fo:border-right="0.05pt solid #bb9b72" fo:border-top="none" fo:border-bottom="0.05pt solid #bb9b72"/>
    </style:style>
    <style:style style:name="Tabla1.H3" style:family="table-cell">
      <style:table-cell-properties style:vertical-align="middle" fo:background-color="transparent" fo:padding="0.097cm" fo:border-left="none" fo:border-right="none" fo:border-top="none" fo:border-bottom="0.05pt solid #bb9b72">
        <style:background-image/>
      </style:table-cell-properties>
    </style:style>
    <style:style style:name="Tabla1.A4" style:family="table-cell">
      <style:table-cell-properties style:vertical-align="middle" fo:padding="0.097cm" fo:border="none"/>
    </style:style>
    <style:style style:name="Tabla1.A5" style:family="table-cell">
      <style:table-cell-properties style:vertical-align="" fo:padding="0cm" fo:border="none"/>
    </style:style>
    <style:style style:name="Tabla1.F5" style:family="table-cell">
      <style:table-cell-properties style:vertical-align="middle" fo:padding="0.097cm" fo:border-left="none" fo:border-right="none" fo:border-top="none" fo:border-bottom="1pt dotted #d1d0d3"/>
    </style:style>
    <style:style style:name="Tabla1.H5" style:family="table-cell">
      <style:table-cell-properties style:vertical-align="middle" fo:padding="0.097cm" fo:border-left="none" fo:border-right="none" fo:border-top="none" fo:border-bottom="1pt dotted #d1d0d3"/>
    </style:style>
    <style:style style:name="Tabla1.A6" style:family="table-cell">
      <style:table-cell-properties style:vertical-align="" fo:padding="0cm" fo:border="none"/>
    </style:style>
    <style:style style:name="Tabla1.F6" style:family="table-cell">
      <style:table-cell-properties style:vertical-align="middle" fo:padding="0.097cm" fo:border="none"/>
    </style:style>
    <style:style style:name="Tabla1.H6" style:family="table-cell">
      <style:table-cell-properties style:vertical-align="middle" fo:padding="0.097cm" fo:border="none"/>
    </style:style>
    <style:style style:name="Tabla1.A7" style:family="table-cell">
      <style:table-cell-properties style:vertical-align="" fo:padding="0cm" fo:border="none"/>
    </style:style>
    <style:style style:name="Tabla1.F7" style:family="table-cell">
      <style:table-cell-properties style:vertical-align="middle" fo:background-color="#bb9b72" fo:padding="0.097cm" fo:border-left="none" fo:border-right="none" fo:border-top="none" fo:border-bottom="0.05pt solid #b2b2b2">
        <style:background-image/>
      </style:table-cell-properties>
    </style:style>
    <style:style style:name="P1" style:family="paragraph" style:parent-style-name="Standard">
      <style:paragraph-properties fo:line-height="150%" fo:text-align="end" style:justify-single-word="false"/>
      <style:text-properties fo:color="#333333" loext:opacity="100%" style:font-name="Liberation Serif" fo:font-size="8pt" fo:letter-spacing="0.014cm" fo:font-style="normal" style:text-underline-style="none" fo:font-weight="normal" officeooo:rsid="00b1beea" officeooo:paragraph-rsid="001dd922" fo:background-color="transparent" style:font-size-asian="8pt" style:font-style-asian="normal" style:font-weight-asian="normal" style:font-size-complex="8pt" style:font-style-complex="normal" style:font-weight-complex="normal"/>
    </style:style>
    <style:style style:name="P2" style:family="paragraph" style:parent-style-name="Standard">
      <style:paragraph-properties fo:text-align="center" style:justify-single-word="false"/>
      <style:text-properties fo:color="#333333" loext:opacity="100%" fo:font-size="9pt" style:text-underline-style="none" fo:font-weight="bold" officeooo:rsid="002db3dd" officeooo:paragraph-rsid="00df225f" style:font-size-asian="9pt" style:font-weight-asian="bold" style:font-size-complex="9pt" style:font-weight-complex="bold"/>
    </style:style>
    <style:style style:name="P3" style:family="paragraph" style:parent-style-name="Standard">
      <style:paragraph-properties fo:text-align="start" style:justify-single-word="false"/>
      <style:text-properties fo:color="#333333" loext:opacity="100%" fo:font-size="10pt" fo:font-style="normal" style:text-underline-style="none" fo:font-weight="normal" officeooo:rsid="002f9037" officeooo:paragraph-rsid="01187e65" fo:background-color="transparent" style:font-size-asian="10pt" style:font-style-asian="normal" style:font-weight-asian="normal" style:font-size-complex="10pt" style:font-style-complex="normal" style:font-weight-complex="normal"/>
    </style:style>
    <style:style style:name="P4" style:family="paragraph" style:parent-style-name="Standard">
      <style:paragraph-properties fo:text-align="end" style:justify-single-word="false"/>
      <style:text-properties fo:color="#333333" loext:opacity="100%" style:font-name="Roboto regular" fo:font-size="7pt" fo:font-style="normal" fo:font-weight="normal" officeooo:rsid="008f4abf" officeooo:paragraph-rsid="00c6926d" fo:background-color="transparent" style:font-size-asian="7pt" style:font-style-asian="normal" style:font-weight-asian="normal" style:font-size-complex="7pt" style:font-style-complex="normal" style:font-weight-complex="normal"/>
    </style:style>
    <style:style style:name="P5" style:family="paragraph" style:parent-style-name="Table_20_Contents">
      <style:paragraph-properties fo:text-align="end" style:justify-single-word="false"/>
      <style:text-properties fo:color="#333333" loext:opacity="100%" style:font-name="Roboto regular" fo:font-size="7pt" fo:font-style="normal" fo:font-weight="normal" officeooo:rsid="008f4abf" officeooo:paragraph-rsid="00c6926d" fo:background-color="transparent" style:font-size-asian="7pt" style:font-style-asian="normal" style:font-weight-asian="normal" style:font-size-complex="7pt" style:font-style-complex="normal" style:font-weight-complex="normal"/>
    </style:style>
    <style:style style:name="P6" style:family="paragraph" style:parent-style-name="Table_20_Contents">
      <style:paragraph-properties fo:text-align="center" style:justify-single-word="false"/>
      <style:text-properties fo:color="#333333" loext:opacity="100%" style:font-name="Roboto regular" fo:font-size="7pt" officeooo:rsid="001812ca" officeooo:paragraph-rsid="00c6926d" style:font-size-asian="7pt" style:font-size-complex="7pt"/>
    </style:style>
    <style:style style:name="P7" style:family="paragraph" style:parent-style-name="Table_20_Contents">
      <style:paragraph-properties fo:text-align="end" style:justify-single-word="false"/>
      <style:text-properties fo:color="#333333" loext:opacity="100%" style:font-name="Roboto regular" fo:font-size="7pt" officeooo:rsid="006ef9c9" officeooo:paragraph-rsid="00c6926d" style:font-size-asian="7pt" style:font-size-complex="7pt"/>
    </style:style>
    <style:style style:name="P8" style:family="paragraph" style:parent-style-name="Table_20_Contents">
      <style:paragraph-properties fo:text-align="center" style:justify-single-word="false"/>
      <style:text-properties fo:color="#333333" loext:opacity="100%" style:font-name="Roboto regular" fo:font-size="10pt" style:text-underline-style="none" officeooo:rsid="00390238" officeooo:paragraph-rsid="00390238" fo:background-color="transparent" style:font-size-asian="10pt" style:font-size-complex="10pt"/>
    </style:style>
    <style:style style:name="P9" style:family="paragraph" style:parent-style-name="Standard">
      <style:text-properties fo:color="#333333" loext:opacity="100%" style:font-name="Raleway" fo:font-size="9pt" officeooo:rsid="001cd9e1" officeooo:paragraph-rsid="014da2e5" style:font-size-asian="9pt" style:font-size-complex="9pt"/>
    </style:style>
    <style:style style:name="P10" style:family="paragraph" style:parent-style-name="Standard">
      <style:paragraph-properties fo:text-align="start" style:justify-single-word="false"/>
      <style:text-properties fo:color="#333333" loext:opacity="100%" style:font-name="Raleway" fo:font-size="9pt" style:text-underline-style="none" fo:font-weight="normal" officeooo:rsid="002f9037" officeooo:paragraph-rsid="014da2e5" style:font-size-asian="9pt" style:font-weight-asian="normal" style:font-size-complex="9pt" style:font-weight-complex="normal"/>
    </style:style>
    <style:style style:name="P11" style:family="paragraph" style:parent-style-name="Table_20_Contents">
      <style:paragraph-properties fo:text-align="start" style:justify-single-word="false"/>
      <style:text-properties fo:color="#333333" loext:opacity="100%" style:font-name="Raleway" fo:font-size="9pt" style:text-underline-style="none" fo:font-weight="normal" officeooo:rsid="002f9037" officeooo:paragraph-rsid="014da2e5" style:font-size-asian="9pt" style:font-weight-asian="normal" style:font-size-complex="9pt" style:font-weight-complex="normal"/>
    </style:style>
    <style:style style:name="P12" style:family="paragraph" style:parent-style-name="Table_20_Contents">
      <style:paragraph-properties fo:text-align="justify" style:justify-single-word="false"/>
      <style:text-properties fo:color="#333333" loext:opacity="100%" style:font-name="Raleway" fo:font-size="9pt" fo:font-weight="bold" officeooo:rsid="00e60cdf" officeooo:paragraph-rsid="014da2e5" style:font-size-asian="9pt" style:font-weight-asian="bold" style:font-size-complex="9pt" style:font-weight-complex="bold"/>
    </style:style>
    <style:style style:name="P13" style:family="paragraph" style:parent-style-name="Table_20_Contents">
      <style:paragraph-properties fo:text-align="justify" style:justify-single-word="false"/>
      <style:text-properties fo:color="#333333" loext:opacity="100%" style:font-name="Raleway" fo:font-size="9pt" fo:font-weight="bold" officeooo:rsid="00e6bb46" officeooo:paragraph-rsid="014da2e5" style:font-size-asian="9pt" style:font-weight-asian="bold" style:font-size-complex="9pt" style:font-weight-complex="bold"/>
    </style:style>
    <style:style style:name="P14" style:family="paragraph" style:parent-style-name="Table_20_Contents">
      <style:paragraph-properties fo:text-align="justify" style:justify-single-word="false"/>
      <style:text-properties fo:color="#333333" loext:opacity="100%" style:font-name="Raleway" fo:font-size="9pt" fo:font-weight="bold" officeooo:rsid="0149d5bd" officeooo:paragraph-rsid="014da2e5" style:font-size-asian="9pt" style:font-weight-asian="bold" style:font-size-complex="9pt" style:font-weight-complex="bold"/>
    </style:style>
    <style:style style:name="P15" style:family="paragraph" style:parent-style-name="Table_20_Contents">
      <style:paragraph-properties fo:text-align="start" style:justify-single-word="false"/>
      <style:text-properties fo:color="#333333" loext:opacity="100%" style:font-name="Roboto" fo:font-size="9pt" style:text-underline-style="none" fo:font-weight="bold" officeooo:rsid="00390238" officeooo:paragraph-rsid="00c6926d" fo:background-color="transparent" style:font-size-asian="9pt" style:font-weight-asian="bold" style:font-size-complex="9pt" style:font-weight-complex="bold"/>
    </style:style>
    <style:style style:name="P16" style:family="paragraph" style:parent-style-name="Table_20_Contents">
      <style:paragraph-properties fo:text-align="end" style:justify-single-word="false"/>
      <style:text-properties fo:color="#333333" loext:opacity="100%" style:font-name="Roboto" fo:font-size="9pt" officeooo:rsid="0052b304" officeooo:paragraph-rsid="00c69442" style:font-size-asian="9pt" style:font-size-complex="9pt"/>
    </style:style>
    <style:style style:name="P17" style:family="paragraph" style:parent-style-name="Footer">
      <style:paragraph-properties fo:text-align="center" style:justify-single-word="false"/>
      <style:text-properties fo:color="#999999" loext:opacity="100%" style:font-name="Roboto regular" fo:font-weight="bold" officeooo:rsid="01467223" officeooo:paragraph-rsid="01467223" style:font-weight-asian="bold" style:font-weight-complex="bold"/>
    </style:style>
    <style:style style:name="P18" style:family="paragraph" style:parent-style-name="Standard">
      <style:paragraph-properties fo:text-align="start" style:justify-single-word="false"/>
      <style:text-properties officeooo:paragraph-rsid="01467223"/>
    </style:style>
    <style:style style:name="P19" style:family="paragraph" style:parent-style-name="Frame_20_contents">
      <style:paragraph-properties fo:text-align="start" style:justify-single-word="false"/>
      <style:text-properties fo:color="#000000" loext:opacity="100%" style:font-name="Roboto regular" fo:font-size="8pt" officeooo:paragraph-rsid="01467223" style:font-size-asian="8pt" style:font-size-complex="8pt"/>
    </style:style>
    <style:style style:name="P20" style:family="paragraph" style:parent-style-name="Standard">
      <style:paragraph-properties fo:text-align="start" style:justify-single-word="false"/>
      <style:text-properties style:font-name="Roboto regular" fo:font-size="8pt" officeooo:paragraph-rsid="01467223" style:font-size-asian="8pt" style:font-size-complex="8pt"/>
    </style:style>
    <style:style style:name="P21" style:family="paragraph" style:parent-style-name="Footer">
      <style:paragraph-properties fo:text-align="end" style:justify-single-word="false"/>
      <style:text-properties fo:color="#ffffff" loext:opacity="100%" fo:font-size="10.5pt" fo:font-weight="bold" officeooo:paragraph-rsid="01467223" style:font-size-asian="10.5pt" style:font-weight-asian="bold" style:font-size-complex="10.5pt" style:font-weight-complex="bold"/>
    </style:style>
    <style:style style:name="P22" style:family="paragraph" style:parent-style-name="Standard">
      <style:paragraph-properties fo:text-align="center" style:justify-single-word="false"/>
      <style:text-properties fo:color="#ffffff" loext:opacity="100%" style:font-name="Roboto" fo:font-size="9pt" fo:font-weight="bold" style:font-size-asian="9pt" style:font-weight-asian="bold" style:font-size-complex="9pt" style:font-weight-complex="bold"/>
    </style:style>
    <style:style style:name="P23" style:family="paragraph" style:parent-style-name="Table_20_Contents">
      <style:paragraph-properties fo:text-align="end" style:justify-single-word="false"/>
      <style:text-properties fo:color="#ffffff" loext:opacity="100%" style:font-name="Roboto" fo:font-size="9pt" fo:font-weight="bold" officeooo:rsid="0052b304" officeooo:paragraph-rsid="00c6926d" style:font-size-asian="9pt" style:font-weight-asian="bold" style:font-size-complex="9pt" style:font-weight-complex="bold"/>
    </style:style>
    <style:style style:name="P24" style:family="paragraph" style:parent-style-name="Table_20_Contents">
      <style:paragraph-properties fo:text-align="end" style:justify-single-word="false"/>
      <style:text-properties fo:color="#ffffff" loext:opacity="100%" style:font-name="Roboto" fo:font-size="9pt" officeooo:rsid="0052b304" officeooo:paragraph-rsid="00c69442" style:font-size-asian="9pt" style:font-size-complex="9pt"/>
    </style:style>
    <style:style style:name="P25" style:family="paragraph" style:parent-style-name="Standard">
      <style:text-properties fo:color="#ffffff" loext:opacity="100%" style:font-name="Roboto" fo:font-size="12pt" fo:font-weight="normal" officeooo:rsid="01561d1c" officeooo:paragraph-rsid="014da2e5" style:font-size-asian="12pt" style:font-weight-asian="normal" style:font-size-complex="12pt" style:font-weight-complex="normal"/>
    </style:style>
    <style:style style:name="P26" style:family="paragraph" style:parent-style-name="Standard">
      <style:text-properties fo:color="#ffffff" loext:opacity="100%" style:font-name="Roboto" fo:font-size="14pt" fo:font-weight="bold" officeooo:rsid="01bdd05f" officeooo:paragraph-rsid="014da2e5" style:font-size-asian="14pt" style:font-weight-asian="bold" style:font-size-complex="14pt" style:font-weight-complex="bold"/>
    </style:style>
    <style:style style:name="P27" style:family="paragraph" style:parent-style-name="Standard">
      <style:text-properties fo:color="#ffffff" loext:opacity="100%" style:font-name="Roboto" fo:font-size="8pt" style:text-underline-style="none" fo:font-weight="bold" officeooo:rsid="0021ecd2" officeooo:paragraph-rsid="014da2e5" style:font-size-asian="8pt" style:font-weight-asian="bold" style:font-size-complex="8pt" style:font-weight-complex="bold"/>
    </style:style>
    <style:style style:name="P28" style:family="paragraph" style:parent-style-name="Standard">
      <style:text-properties fo:color="#ffffff" loext:opacity="100%" style:font-name="Lato" fo:font-size="8pt" officeooo:rsid="01bdd05f" officeooo:paragraph-rsid="014da2e5" style:font-size-asian="8pt" style:font-size-complex="8pt"/>
    </style:style>
    <style:style style:name="P29" style:family="paragraph" style:parent-style-name="Frame_20_contents">
      <style:paragraph-properties fo:text-align="justify" style:justify-single-word="false"/>
      <style:text-properties fo:color="#ffffff" loext:opacity="100%" officeooo:paragraph-rsid="012ad5df"/>
    </style:style>
    <style:style style:name="P30" style:family="paragraph" style:parent-style-name="Standard">
      <style:paragraph-properties fo:text-align="justify" style:justify-single-word="false"/>
      <style:text-properties style:text-underline-style="none" fo:font-weight="normal" officeooo:rsid="00cdabac" officeooo:paragraph-rsid="01135a6d" style:font-weight-asian="normal" style:font-weight-complex="normal"/>
    </style:style>
    <style:style style:name="P31" style:family="paragraph" style:parent-style-name="Standard">
      <style:paragraph-properties fo:text-align="justify" style:justify-single-word="false" style:shadow="none">
        <style:tab-stops/>
      </style:paragraph-properties>
      <style:text-properties style:text-underline-style="none" fo:font-weight="normal" officeooo:rsid="002f9037" officeooo:paragraph-rsid="014da2e5" style:font-weight-asian="normal" style:font-weight-complex="normal"/>
    </style:style>
    <style:style style:name="P32" style:family="paragraph" style:parent-style-name="Standard">
      <style:paragraph-properties fo:text-align="justify" style:justify-single-word="false"/>
      <style:text-properties officeooo:paragraph-rsid="00cf41b0"/>
    </style:style>
    <style:style style:name="P33" style:family="paragraph" style:parent-style-name="Standard">
      <style:paragraph-properties fo:text-align="justify" style:justify-single-word="false"/>
      <style:text-properties officeooo:paragraph-rsid="01135a6d"/>
    </style:style>
    <style:style style:name="P34" style:family="paragraph" style:parent-style-name="Standard">
      <style:paragraph-properties fo:text-align="justify" style:justify-single-word="false"/>
      <style:text-properties officeooo:paragraph-rsid="01427568"/>
    </style:style>
    <style:style style:name="P35" style:family="paragraph" style:parent-style-name="Standard">
      <style:paragraph-properties fo:text-align="justify" style:justify-single-word="false"/>
      <style:text-properties officeooo:paragraph-rsid="014da2e5"/>
    </style:style>
    <style:style style:name="P36" style:family="paragraph" style:parent-style-name="Table_20_Contents">
      <style:paragraph-properties fo:text-align="justify" style:justify-single-word="false"/>
      <style:text-properties officeooo:paragraph-rsid="014da2e5"/>
    </style:style>
    <style:style style:name="P37" style:family="paragraph" style:parent-style-name="Standard">
      <style:paragraph-properties fo:text-align="start" style:justify-single-word="false"/>
      <style:text-properties fo:color="#666666" loext:opacity="100%" fo:font-size="10pt" style:text-underline-style="none" fo:font-weight="normal" officeooo:rsid="002f9037" officeooo:paragraph-rsid="01427568" style:font-size-asian="10pt" style:font-weight-asian="normal" style:font-size-complex="10pt" style:font-weight-complex="normal"/>
    </style:style>
    <style:style style:name="P38" style:family="paragraph" style:parent-style-name="Standard">
      <style:paragraph-properties fo:text-align="start" style:justify-single-word="false"/>
      <style:text-properties fo:color="#666666" loext:opacity="100%" fo:font-size="10pt" style:text-underline-style="none" fo:font-weight="normal" officeooo:rsid="01322ced" officeooo:paragraph-rsid="01187e65" fo:background-color="#ffffff" style:font-size-asian="10pt" style:font-weight-asian="normal" style:font-size-complex="10pt" style:font-weight-complex="normal"/>
    </style:style>
    <style:style style:name="P39" style:family="paragraph" style:parent-style-name="Table_20_Contents">
      <style:paragraph-properties fo:text-align="start" style:justify-single-word="false"/>
      <style:text-properties fo:color="#666666" loext:opacity="100%" style:font-name="Raleway" fo:font-size="7pt" style:text-underline-style="none" officeooo:rsid="00390238" officeooo:paragraph-rsid="00c6926d" fo:background-color="transparent" style:font-size-asian="7pt" style:font-size-complex="7pt"/>
    </style:style>
    <style:style style:name="P40" style:family="paragraph" style:parent-style-name="Table_20_Contents">
      <style:paragraph-properties fo:text-align="start" style:justify-single-word="false"/>
      <style:text-properties fo:color="#666666" loext:opacity="100%" style:font-name="Raleway" fo:font-size="9pt" style:text-underline-style="none" fo:font-weight="normal" officeooo:rsid="002f9037" officeooo:paragraph-rsid="014da2e5" style:font-size-asian="9pt" style:font-weight-asian="normal" style:font-size-complex="9pt" style:font-weight-complex="normal"/>
    </style:style>
    <style:style style:name="P41" style:family="paragraph" style:parent-style-name="Table_20_Contents">
      <style:paragraph-properties fo:text-align="end" style:justify-single-word="false"/>
      <style:text-properties fo:color="#666666" loext:opacity="100%" style:font-name="Roboto" fo:font-size="9pt" fo:font-weight="bold" officeooo:rsid="0052b304" officeooo:paragraph-rsid="00c6926d" style:font-size-asian="9pt" style:font-weight-asian="bold" style:font-size-complex="9pt" style:font-weight-complex="bold"/>
    </style:style>
    <style:style style:name="P42" style:family="paragraph" style:parent-style-name="Standard">
      <style:paragraph-properties fo:text-align="justify" style:justify-single-word="false"/>
      <style:text-properties fo:font-size="10pt" fo:font-weight="bold" officeooo:paragraph-rsid="01427568" style:font-size-asian="10pt" style:font-weight-asian="bold" style:font-size-complex="10pt" style:font-weight-complex="bold"/>
    </style:style>
    <style:style style:name="P43" style:family="paragraph" style:parent-style-name="Table_20_Contents">
      <style:paragraph-properties fo:text-align="center" style:justify-single-word="false"/>
      <style:text-properties fo:font-size="10pt" officeooo:rsid="001812ca" officeooo:paragraph-rsid="0036b5e1" style:font-size-asian="10pt" style:font-size-complex="10pt"/>
    </style:style>
    <style:style style:name="P44" style:family="paragraph" style:parent-style-name="Table_20_Contents">
      <style:paragraph-properties fo:text-align="justify" style:justify-single-word="false"/>
      <style:text-properties fo:font-size="10pt" officeooo:paragraph-rsid="014da2e5" style:font-size-asian="10pt" style:font-size-complex="10pt"/>
    </style:style>
    <style:style style:name="P45" style:family="paragraph" style:parent-style-name="Standard">
      <style:paragraph-properties fo:text-align="start" style:justify-single-word="false"/>
      <style:text-properties fo:color="#bda078" loext:opacity="100%" style:font-name="Roboto regular" fo:font-size="10pt" style:text-underline-style="none" fo:font-weight="bold" officeooo:rsid="01322ced" officeooo:paragraph-rsid="01427568" fo:background-color="#ffffff" style:font-size-asian="10pt" style:font-weight-asian="bold" style:font-size-complex="10pt" style:font-weight-complex="bold"/>
    </style:style>
    <style:style style:name="P46" style:family="paragraph" style:parent-style-name="Standard">
      <style:paragraph-properties fo:text-align="start" style:justify-single-word="false"/>
      <style:text-properties fo:color="#bda078" loext:opacity="100%" style:font-name="Roboto regular" fo:font-size="10pt" style:text-underline-style="none" fo:font-weight="bold" officeooo:rsid="013c4cc1" officeooo:paragraph-rsid="01187e65" fo:background-color="#ffffff" style:font-size-asian="10pt" style:font-weight-asian="bold" style:font-size-complex="10pt" style:font-weight-complex="bold"/>
    </style:style>
    <style:style style:name="P47" style:family="paragraph" style:parent-style-name="Standard">
      <style:paragraph-properties fo:text-align="start" style:justify-single-word="false"/>
      <style:text-properties fo:color="#bda078" loext:opacity="100%" style:font-name="Roboto regular" fo:font-size="10pt" style:text-underline-style="none" fo:font-weight="normal" officeooo:rsid="002f9037" officeooo:paragraph-rsid="01187e65" style:font-size-asian="10pt" style:font-weight-asian="normal" style:font-size-complex="10pt" style:font-weight-complex="normal"/>
    </style:style>
    <style:style style:name="P48" style:family="paragraph" style:parent-style-name="Standard">
      <style:paragraph-properties fo:text-align="start" style:justify-single-word="false"/>
      <style:text-properties fo:color="#bda078" loext:opacity="100%" style:font-name="Roboto regular" fo:font-size="10pt" officeooo:rsid="00cdabac" officeooo:paragraph-rsid="01187e65" style:font-size-asian="10pt" style:font-size-complex="10pt"/>
    </style:style>
    <style:style style:name="P49" style:family="paragraph" style:parent-style-name="Standard">
      <style:paragraph-properties fo:text-align="justify" style:justify-single-word="false"/>
      <style:text-properties style:font-name="Arial" fo:font-size="11pt" style:text-underline-style="none" fo:font-weight="normal" officeooo:rsid="002763ae" officeooo:paragraph-rsid="014da2e5" style:font-size-asian="11pt" style:font-weight-asian="normal" style:font-size-complex="11pt" style:font-weight-complex="normal"/>
    </style:style>
    <style:style style:name="P50" style:family="paragraph" style:parent-style-name="Standard">
      <style:text-properties style:text-underline-style="solid" style:text-underline-width="auto" style:text-underline-color="font-color" officeooo:rsid="001cd9e1" officeooo:paragraph-rsid="014da2e5"/>
    </style:style>
    <style:style style:name="P51" style:family="paragraph" style:parent-style-name="Standard">
      <style:paragraph-properties fo:text-align="end" style:justify-single-word="false"/>
      <style:text-properties style:font-name="Raleway" fo:font-size="9pt" style:text-underline-style="none" fo:font-weight="normal" officeooo:rsid="00facae0" officeooo:paragraph-rsid="014da2e5" style:font-size-asian="9pt" style:font-weight-asian="normal" style:font-size-complex="9pt" style:font-weight-complex="normal"/>
    </style:style>
    <style:style style:name="P52" style:family="paragraph" style:parent-style-name="Table_20_Contents">
      <style:text-properties officeooo:paragraph-rsid="0036b5e1"/>
    </style:style>
    <style:style style:name="P53" style:family="paragraph" style:parent-style-name="Table_20_Contents">
      <style:text-properties officeooo:paragraph-rsid="014da2e5"/>
    </style:style>
    <style:style style:name="P54" style:family="paragraph" style:parent-style-name="Table_20_Contents">
      <style:paragraph-properties fo:text-align="end" style:justify-single-word="false"/>
      <style:text-properties fo:color="#bb9b72" loext:opacity="100%" style:font-name="Raleway" fo:font-size="9pt" fo:font-weight="bold" officeooo:rsid="00d912b0" officeooo:paragraph-rsid="014da2e5" style:font-size-asian="9pt" style:font-weight-asian="bold" style:font-size-complex="9pt" style:font-weight-complex="bold"/>
    </style:style>
    <style:style style:name="P55" style:family="paragraph" style:parent-style-name="Standard" style:master-page-name="Standard">
      <style:paragraph-properties style:page-number="auto"/>
      <style:text-properties fo:color="#000000" loext:opacity="100%" style:font-name="Raleway" fo:font-size="16pt" fo:font-weight="bold" officeooo:rsid="001cd9e1" officeooo:paragraph-rsid="014da2e5" style:font-size-asian="16pt" style:font-weight-asian="bold" style:font-size-complex="16pt" style:font-weight-complex="bold"/>
    </style:style>
    <style:style style:name="P56" style:family="paragraph">
      <loext:graphic-properties draw:fill-color="#00a0c6"/>
      <style:paragraph-properties fo:text-align="center"/>
    </style:style>
    <style:style style:name="P57" style:family="paragraph">
      <loext:graphic-properties draw:fill="solid" draw:fill-color="#bfc3c8"/>
      <style:paragraph-properties style:writing-mode="lr-tb"/>
    </style:style>
    <style:style style:name="P58" style:family="paragraph">
      <loext:graphic-properties draw:fill="solid" draw:fill-color="#bda078" draw:opacity="100%"/>
      <style:paragraph-properties style:writing-mode="lr-tb"/>
    </style:style>
    <style:style style:name="P59" style:family="paragraph">
      <style:paragraph-properties fo:text-align="center"/>
    </style:style>
    <style:style style:name="P60" style:family="paragraph">
      <loext:graphic-properties draw:fill="solid" draw:fill-color="#e7e6e6" draw:opacity="100%"/>
      <style:paragraph-properties style:writing-mode="lr-tb"/>
      <style:text-properties fo:font-size="12pt"/>
    </style:style>
    <style:style style:name="P61" style:family="paragraph">
      <loext:graphic-properties draw:fill="none" draw:fill-color="#ffffff"/>
      <style:paragraph-properties style:writing-mode="lr-tb"/>
    </style:style>
    <style:style style:name="P62" style:family="paragraph">
      <loext:graphic-properties draw:fill="solid" draw:fill-color="#edf5e3" draw:opacity="100%"/>
      <style:paragraph-properties style:writing-mode="lr-tb"/>
    </style:style>
    <style:style style:name="P63" style:family="paragraph">
      <loext:graphic-properties draw:fill="solid" draw:fill-color="#deece1" draw:opacity="100%"/>
      <style:paragraph-properties style:writing-mode="lr-tb"/>
    </style:style>
    <style:style style:name="P64" style:family="paragraph">
      <loext:graphic-properties draw:fill="solid" draw:fill-color="#fafbfc" draw:opacity="100%"/>
      <style:paragraph-properties style:writing-mode="lr-tb"/>
    </style:style>
    <style:style style:name="P65" style:family="paragraph">
      <loext:graphic-properties draw:fill="solid" draw:fill-color="#fff6e1" draw:opacity="100%"/>
      <style:paragraph-properties style:writing-mode="lr-tb"/>
    </style:style>
    <style:style style:name="T1" style:family="text">
      <style:text-properties officeooo:rsid="00a51477"/>
    </style:style>
    <style:style style:name="T2" style:family="text">
      <style:text-properties fo:color="#333333" loext:opacity="100%" style:font-name="Raleway" fo:font-size="18pt" fo:font-weight="bold" officeooo:rsid="0145bc8d" style:font-size-asian="18pt" style:font-weight-asian="bold" style:font-size-complex="18pt" style:font-weight-complex="bold"/>
    </style:style>
    <style:style style:name="T3" style:family="text">
      <style:text-properties fo:color="#333333" loext:opacity="100%" style:font-name="Raleway" fo:font-size="18pt" fo:font-weight="bold" officeooo:rsid="002db3dd" style:font-size-asian="18pt" style:font-weight-asian="bold" style:font-size-complex="18pt" style:font-weight-complex="bold"/>
    </style:style>
    <style:style style:name="T4" style:family="text">
      <style:text-properties fo:color="#333333" loext:opacity="100%" style:font-name="Arial" fo:font-size="32pt" fo:font-weight="bold" officeooo:rsid="002db3dd" style:font-size-asian="32pt" style:font-weight-asian="bold" style:font-size-complex="32pt" style:font-weight-complex="bold"/>
    </style:style>
    <style:style style:name="T5" style:family="text">
      <style:text-properties style:text-underline-style="none" fo:font-weight="normal" officeooo:rsid="014dd922" style:font-weight-asian="normal" style:font-weight-complex="normal"/>
    </style:style>
    <style:style style:name="T6" style:family="text">
      <style:text-properties fo:font-size="10pt" style:font-size-asian="10pt" style:font-size-complex="10pt"/>
    </style:style>
    <style:style style:name="T7" style:family="text">
      <style:text-properties fo:font-size="10pt" officeooo:rsid="00e32b9d" style:font-size-asian="10pt" style:font-size-complex="10pt"/>
    </style:style>
    <style:style style:name="T8" style:family="text">
      <style:text-properties fo:font-size="10pt" officeooo:rsid="00e6bb46" style:font-size-asian="10pt" style:font-size-complex="10pt"/>
    </style:style>
    <style:style style:name="T9" style:family="text">
      <style:text-properties fo:font-size="10pt" officeooo:rsid="01484709" style:font-size-asian="10pt" style:font-size-complex="10pt"/>
    </style:style>
    <style:style style:name="T10" style:family="text">
      <style:text-properties fo:font-size="10pt" officeooo:rsid="0149d5bd" style:font-size-asian="10pt" style:font-size-complex="10pt"/>
    </style:style>
    <style:style style:name="T11" style:family="text">
      <style:text-properties fo:font-size="10pt" officeooo:rsid="014b703a" style:font-size-asian="10pt" style:font-size-complex="10pt"/>
    </style:style>
    <style:style style:name="T12" style:family="text">
      <style:text-properties fo:font-size="10pt" officeooo:rsid="014dd922" style:font-size-asian="10pt" style:font-size-complex="10pt"/>
    </style:style>
    <style:style style:name="T13" style:family="text">
      <style:text-properties fo:font-size="10pt" officeooo:rsid="01539494" style:font-size-asian="10pt" style:font-size-complex="10pt"/>
    </style:style>
    <style:style style:name="T14" style:family="text">
      <style:text-properties fo:font-weight="bold" style:font-weight-asian="bold" style:font-weight-complex="bold"/>
    </style:style>
    <style:style style:name="T15" style:family="text">
      <style:text-properties fo:font-weight="bold" officeooo:rsid="00a0e313" style:font-weight-asian="bold" style:font-weight-complex="bold"/>
    </style:style>
    <style:style style:name="T16" style:family="text">
      <style:text-properties fo:font-weight="bold" officeooo:rsid="01135a6d" style:font-weight-asian="bold" style:font-weight-complex="bold"/>
    </style:style>
    <style:style style:name="T17" style:family="text">
      <style:text-properties fo:font-weight="bold" officeooo:rsid="014420c2" style:font-weight-asian="bold" style:font-weight-complex="bold"/>
    </style:style>
    <style:style style:name="T18" style:family="text">
      <style:text-properties fo:font-weight="bold" officeooo:rsid="01457220" style:font-weight-asian="bold" style:font-weight-complex="bold"/>
    </style:style>
    <style:style style:name="T19" style:family="text">
      <style:text-properties fo:font-weight="bold" officeooo:rsid="013c4cc1" fo:background-color="#ffffff" loext:char-shading-value="0" style:font-weight-asian="bold" style:font-weight-complex="bold"/>
    </style:style>
    <style:style style:name="T20" style:family="text">
      <style:text-properties fo:font-weight="bold" officeooo:rsid="01322ced" fo:background-color="#ffffff" loext:char-shading-value="0" style:font-weight-asian="bold" style:font-weight-complex="bold"/>
    </style:style>
    <style:style style:name="T21" style:family="text">
      <style:text-properties officeooo:rsid="00cdabac"/>
    </style:style>
    <style:style style:name="T22" style:family="text">
      <style:text-properties officeooo:rsid="00cf41b0"/>
    </style:style>
    <style:style style:name="T23" style:family="text">
      <style:text-properties officeooo:rsid="00cf4f00"/>
    </style:style>
    <style:style style:name="T24" style:family="text">
      <style:text-properties officeooo:rsid="0110f4be"/>
    </style:style>
    <style:style style:name="T25" style:family="text">
      <style:text-properties fo:font-size="9pt" officeooo:rsid="01444b09" style:font-size-asian="9pt" style:font-size-complex="9pt"/>
    </style:style>
    <style:style style:name="T26" style:family="text">
      <style:text-properties fo:font-size="9pt" officeooo:rsid="00d912b0" style:font-size-asian="9pt" style:font-size-complex="9pt"/>
    </style:style>
    <style:style style:name="T27" style:family="text">
      <style:text-properties officeooo:rsid="01484709"/>
    </style:style>
    <style:style style:name="T28" style:family="text">
      <style:text-properties officeooo:rsid="014b703a"/>
    </style:style>
    <style:style style:name="T29" style:family="text">
      <style:text-properties fo:color="#000080" loext:opacity="100%" style:font-name="Liberation Serif" fo:font-size="10pt" fo:language="zxx" fo:country="none" style:text-underline-style="solid" style:text-underline-width="auto" style:text-underline-color="font-color" fo:font-weight="normal" officeooo:rsid="0149d5bd" style:font-size-asian="10pt" style:language-asian="zxx" style:country-asian="none" style:font-weight-asian="normal" style:font-size-complex="10pt" style:language-complex="zxx" style:country-complex="none" style:font-weight-complex="normal"/>
    </style:style>
    <style:style style:name="T30" style:family="text">
      <style:text-properties officeooo:rsid="01539494"/>
    </style:style>
    <style:style style:name="fr1" style:family="graphic" style:parent-style-name="Frame">
      <style:graphic-properties style:vertical-pos="top" style:vertical-rel="baseline" fo:padding="0cm" fo:border="none" style:shadow="none" draw:shadow-opacity="100%"/>
    </style:style>
    <style:style style:name="fr2" style:family="graphic" style:parent-style-name="Frame">
      <style:graphic-properties style:vertical-pos="top" style:vertical-rel="baseline" fo:padding="0.15cm" fo:border="0.06pt dotted #b2b2b2" style:shadow="none" draw:shadow-opacity="100%"/>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svg:stroke-width="0.049cm" svg:stroke-color="#bb9b72" draw:marker-start-width="0.427cm" draw:marker-end-width="0.427cm" draw:fill-color="#00a0c6"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draw:fill="solid" draw:fill-color="#bfc3c8" draw:textarea-horizontal-align="left" draw:textarea-vertical-align="top" draw:auto-grow-height="false" fo:min-height="0cm" fo:min-width="0cm" fo:padding-top="0.229cm" fo:padding-bottom="0.229cm" fo:padding-left="0.441cm" fo:padding-right="0.441cm" fo:wrap-option="wrap" draw:shadow-color="#808080" fo:margin-left="0.319cm" fo:margin-right="0.319cm"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3" style:family="graphic">
      <style:graphic-properties style:run-through="foreground" style:vertical-pos="middle" style:vertical-rel="baseline" style:horizontal-pos="from-left" style:horizontal-rel="paragraph" draw:wrap-influence-on-position="once-concurrent" loext:allow-overlap="true" style:flow-with-text="false"/>
    </style:style>
    <style:style style:name="gr4" style:family="graphic">
      <style:graphic-properties draw:stroke="none" draw:fill="solid" draw:fill-color="#bda078" draw:opacity="100%" draw:textarea-horizontal-align="left" draw:textarea-vertical-align="top" draw:auto-grow-height="false" fo:min-height="0.279cm" fo:min-width="0cm" fo:padding-top="0.224cm" fo:padding-bottom="0.224cm" fo:padding-left="0.448cm" fo:padding-right="0.448cm" fo:wrap-option="wrap" draw:shadow-color="#808080" style:run-through="foreground"/>
    </style:style>
    <style:style style:name="gr5" style:family="graphic">
      <style:graphic-properties draw:stroke="none" draw:fill="solid" draw:fill-color="#bda078" draw:opacity="100%" draw:textarea-horizontal-align="left" draw:textarea-vertical-align="top" draw:auto-grow-height="false" fo:min-height="0cm" fo:min-width="0cm" fo:padding-top="0.224cm" fo:padding-bottom="0.224cm" fo:padding-left="0.448cm" fo:padding-right="0.448cm" fo:wrap-option="wrap" draw:shadow-color="#808080" style:run-through="foreground"/>
    </style:style>
    <style:style style:name="gr6" style:family="graphic">
      <style:graphic-properties draw:stroke="none" svg:stroke-color="#bda078" draw:fill="solid" draw:fill-color="#bda078" draw:opacity="100%" draw:textarea-horizontal-align="left" draw:textarea-vertical-align="top" draw:auto-grow-height="false" fo:min-height="0.155cm" fo:min-width="0cm" fo:padding-top="0.224cm" fo:padding-bottom="0.224cm" fo:padding-left="0.448cm" fo:padding-right="0.448cm" fo:wrap-option="wrap" draw:shadow-color="#808080" style:run-through="foreground"/>
    </style:style>
    <style:style style:name="gr7" style:family="graphic">
      <style:graphic-properties draw:stroke="none" svg:stroke-color="#bda078" draw:fill="solid" draw:fill-color="#bda078" draw:opacity="100%" draw:textarea-horizontal-align="left" draw:textarea-vertical-align="top" draw:auto-grow-height="false" fo:min-height="0.302cm" fo:min-width="0cm" fo:padding-top="0.224cm" fo:padding-bottom="0.224cm" fo:padding-left="0.448cm" fo:padding-right="0.448cm" fo:wrap-option="wrap" draw:shadow-color="#808080" style:run-through="foreground"/>
    </style:style>
    <style:style style:name="gr8" style:family="graphic">
      <style:graphic-properties draw:stroke="none" draw:fill="solid" draw:fill-color="#bda078" draw:opacity="100%" draw:textarea-horizontal-align="left" draw:textarea-vertical-align="top" draw:auto-grow-height="false" fo:min-height="0.217cm" fo:min-width="0cm" fo:padding-top="0.224cm" fo:padding-bottom="0.224cm" fo:padding-left="0.448cm" fo:padding-right="0.448cm" fo:wrap-option="wrap" draw:shadow-color="#808080" style:run-through="foreground"/>
    </style:style>
    <style:style style:name="gr9" style:family="graphic">
      <style:graphic-properties svg:stroke-width="0.049cm" svg:stroke-color="#bda078" draw:marker-start-width="0.427cm" draw:marker-end-width="0.427cm"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 style:family="graphic">
      <style:graphic-properties draw:stroke="none" draw:fill="solid" draw:fill-color="#e7e6e6" draw:opacity="100%" draw:textarea-horizontal-align="left" draw:textarea-vertical-align="top" draw:auto-grow-height="false" fo:min-height="3.046cm" fo:min-width="18.267cm" fo:padding-top="0.224cm" fo:padding-bottom="0.224cm" fo:padding-left="0.448cm" fo:padding-right="0.448cm" fo:wrap-option="wrap" draw:shadow-color="#808080" fo:margin-left="0.318cm" fo:margin-right="0.318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 style:family="graphic">
      <style:graphic-properties fo:margin-left="0.319cm" fo:margin-right="0.31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2" style:family="graphic">
      <style:graphic-properties draw:stroke="none" draw:fill="none" draw:fill-color="#ffffff" draw:textarea-horizontal-align="left" draw:textarea-vertical-align="top" draw:auto-grow-height="false" fo:min-height="15.854cm" fo:min-width="9.899cm" fo:padding-top="0.229cm" fo:padding-bottom="0.229cm" fo:padding-left="0.441cm" fo:padding-right="0.441cm" fo:wrap-option="wrap" draw:shadow-color="#808080" style:run-through="background"/>
    </style:style>
    <style:style style:name="gr13" style:family="graphic">
      <style:graphic-properties draw:stroke="none" draw:fill="solid" draw:fill-color="#edf5e3" draw:opacity="100%" draw:textarea-horizontal-align="left" draw:textarea-vertical-align="top" draw:auto-grow-height="false" fo:min-height="4.468cm" fo:min-width="1.565cm" fo:padding-top="0.224cm" fo:padding-bottom="0.224cm" fo:padding-left="0.448cm" fo:padding-right="0.448cm" fo:wrap-option="wrap" draw:shadow-color="#808080" style:run-through="background"/>
    </style:style>
    <style:style style:name="gr14" style:family="graphic">
      <style:graphic-properties draw:stroke="none" draw:fill="solid" draw:fill-color="#edf5e3" draw:opacity="100%" draw:textarea-horizontal-align="left" draw:textarea-vertical-align="top" draw:auto-grow-height="false" fo:min-height="2.709cm" fo:min-width="0cm" fo:padding-top="0.224cm" fo:padding-bottom="0.224cm" fo:padding-left="0.448cm" fo:padding-right="0.448cm" fo:wrap-option="wrap" draw:shadow-color="#808080" style:run-through="background"/>
    </style:style>
    <style:style style:name="gr15" style:family="graphic">
      <style:graphic-properties draw:stroke="none" draw:fill="solid" draw:fill-color="#deece1" draw:opacity="100%" draw:textarea-horizontal-align="left" draw:textarea-vertical-align="top" draw:auto-grow-height="false" fo:min-height="3.759cm" fo:min-width="5.625cm" fo:padding-top="0.224cm" fo:padding-bottom="0.224cm" fo:padding-left="0.448cm" fo:padding-right="0.448cm" fo:wrap-option="wrap" draw:shadow-color="#808080" style:run-through="background"/>
    </style:style>
    <style:style style:name="gr16" style:family="graphic">
      <style:graphic-properties draw:stroke="none" draw:fill="solid" draw:fill-color="#fafbfc" draw:opacity="100%" draw:textarea-horizontal-align="left" draw:textarea-vertical-align="top" draw:auto-grow-height="false" fo:min-height="0cm" fo:min-width="0.524cm" fo:padding-top="0.224cm" fo:padding-bottom="0.224cm" fo:padding-left="0.448cm" fo:padding-right="0.448cm" fo:wrap-option="wrap" draw:shadow-color="#808080" style:run-through="background"/>
    </style:style>
    <style:style style:name="gr17" style:family="graphic">
      <style:graphic-properties draw:stroke="none" draw:fill="solid" draw:fill-color="#fafbfc" draw:opacity="100%" draw:textarea-horizontal-align="left" draw:textarea-vertical-align="top" draw:auto-grow-height="false" fo:min-height="15.864cm" fo:min-width="9.888cm" fo:padding-top="0.224cm" fo:padding-bottom="0.224cm" fo:padding-left="0.448cm" fo:padding-right="0.448cm" fo:wrap-option="wrap" draw:shadow-color="#808080" style:run-through="background"/>
    </style:style>
    <style:style style:name="gr18" style:family="graphic">
      <style:graphic-properties draw:stroke="none" draw:fill="solid" draw:fill-color="#fff6e1" draw:opacity="100%" draw:textarea-horizontal-align="left" draw:textarea-vertical-align="top" draw:auto-grow-height="false" fo:min-height="7.772cm" fo:min-width="5.951cm" fo:padding-top="0.224cm" fo:padding-bottom="0.224cm" fo:padding-left="0.448cm" fo:padding-right="0.448cm" fo:wrap-option="wrap" draw:shadow-color="#808080" style:run-through="background"/>
    </style:style>
    <style:style style:name="gr19" style:family="graphic">
      <style:graphic-properties draw:stroke="none" draw:fill="solid" draw:fill-color="#fff6e1" draw:opacity="100%" draw:textarea-horizontal-align="left" draw:textarea-vertical-align="top" draw:auto-grow-height="false" fo:min-height="2.083cm" fo:min-width="0.039cm" fo:padding-top="0.224cm" fo:padding-bottom="0.224cm" fo:padding-left="0.448cm" fo:padding-right="0.448cm" fo:wrap-option="wrap" draw:shadow-color="#808080" style:run-through="background"/>
    </style:style>
    <style:style style:name="gr20" style:family="graphic">
      <style:graphic-properties draw:stroke="none" draw:fill="solid" draw:fill-color="#fff6e1" draw:opacity="100%" draw:textarea-horizontal-align="left" draw:textarea-vertical-align="top" draw:auto-grow-height="false" fo:min-height="1.06cm" fo:min-width="0cm" fo:padding-top="0.224cm" fo:padding-bottom="0.224cm" fo:padding-left="0.448cm" fo:padding-right="0.448cm" fo:wrap-option="wrap" draw:shadow-color="#808080" style:run-through="background"/>
    </style:style>
    <style:style style:name="gr21" style:family="graphic">
      <style:graphic-properties draw:stroke="none" draw:fill="solid" draw:fill-color="#fff6e1" draw:opacity="100%" draw:textarea-horizontal-align="left" draw:textarea-vertical-align="top" draw:auto-grow-height="false" fo:min-height="1.739cm" fo:min-width="0.771cm" fo:padding-top="0.224cm" fo:padding-bottom="0.224cm" fo:padding-left="0.448cm" fo:padding-right="0.448cm" fo:wrap-option="wrap" draw:shadow-color="#808080" style:run-through="background"/>
    </style:style>
    <style:style style:name="gr22" style:family="graphic">
      <style:graphic-properties draw:stroke="none" draw:fill="solid" draw:fill-color="#fff6e1" draw:opacity="100%" draw:textarea-horizontal-align="left" draw:textarea-vertical-align="top" draw:auto-grow-height="false" fo:min-height="0.517cm" fo:min-width="0.589cm" fo:padding-top="0.224cm" fo:padding-bottom="0.224cm" fo:padding-left="0.448cm" fo:padding-right="0.448cm" fo:wrap-option="wrap" draw:shadow-color="#808080" style:run-through="background"/>
    </style:style>
    <style:style style:name="gr23" style:family="graphic">
      <style:graphic-properties draw:stroke="none" draw:fill="solid" draw:fill-color="#fff6e1" draw:opacity="100%" draw:textarea-horizontal-align="left" draw:textarea-vertical-align="top" draw:auto-grow-height="false" fo:min-height="0.041cm" fo:min-width="1.573cm" fo:padding-top="0.224cm" fo:padding-bottom="0.224cm" fo:padding-left="0.448cm" fo:padding-right="0.448cm" fo:wrap-option="wrap" draw:shadow-color="#808080" style:run-through="background"/>
    </style:style>
    <style:style style:name="gr24" style:family="graphic">
      <style:graphic-properties draw:stroke="none" draw:fill="solid" draw:fill-color="#fff6e1" draw:opacity="100%" draw:textarea-horizontal-align="left" draw:textarea-vertical-align="top" draw:auto-grow-height="false" fo:min-height="0.305cm" fo:min-width="0.665cm" fo:padding-top="0.224cm" fo:padding-bottom="0.224cm" fo:padding-left="0.448cm" fo:padding-right="0.448cm" fo:wrap-option="wrap" draw:shadow-color="#808080" style:run-through="backgroun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o.company_id.report_header" text:name="py3o.o.company_id.report_header"/>
        <text:user-field-decl office:value-type="string" office:string-value="o.company_id.bf_report_footer" text:name="py3o.o.company_id.bf_report_footer"/>
        <text:user-field-decl office:value-type="string" office:string-value="o.company_id.phone" text:name="py3o.o.company_id.phone"/>
        <text:user-field-decl office:value-type="string" office:string-value="o.company_id.email" text:name="py3o.o.company_id.email"/>
        <text:user-field-decl office:value-type="string" office:string-value="o.company_id.website" text:name="py3o.o.company_id.website"/>
        <text:user-field-decl office:value-type="string" office:string-value="o.company_id.bf_display_address" text:name="py3o.o.company_id.bf_display_address"/>
        <text:user-field-decl office:value-type="string" office:string-value="o.name" text:name="py3o.o.name"/>
        <text:user-field-decl office:value-type="string" office:string-value="o.user_id.name" text:name="py3o.o.user_id.name"/>
        <text:user-field-decl office:value-type="string" office:string-value="i" text:name="py3o.line_count"/>
        <text:user-field-decl office:value-type="string" office:string-value="line.bf_name" text:name="py3o.line.bf_name"/>
        <text:user-field-decl office:value-type="string" office:string-value="line.bf_price_unit" text:name="py3o.line.bf_price_unit"/>
        <text:user-field-decl office:value-type="string" office:string-value="line.bf_discount" text:name="py3o.line.bf_discount"/>
        <text:user-field-decl office:value-type="string" office:string-value="line.bf_price_subtotal" text:name="py3o.line.bf_price_subtotal"/>
        <text:user-field-decl office:value-type="string" office:string-value="o.bf_amount_untaxed" text:name="py3o.o.bf_amount_untaxed"/>
        <text:user-field-decl office:value-type="string" office:string-value="o.bf_amount_tax" text:name="py3o.o.bf_amount_tax"/>
        <text:user-field-decl office:value-type="string" office:string-value="o.bf_amount_total" text:name="py3o.o.bf_amount_total"/>
        <text:user-field-decl office:value-type="string" office:string-value="o.fiscal_position_id.bf_note" text:name="py3o.o.fiscal_position_id.bf_note"/>
        <text:user-field-decl office:value-type="string" office:string-value="o.partner_shipping_id.bf_display_address" text:name="py3o.o.partner_shipping_id.bf_display_address"/>
        <text:user-field-decl office:value-type="string" office:string-value="o.bf_state" text:name="py3o.o.bf_state"/>
        <text:user-field-decl office:value-type="string" office:string-value="line.product_id.name" text:name="py3o.line.product_id.name"/>
        <text:user-field-decl office:value-type="string" office:string-value="display_address_without_company" text:name="py3o.o.company_id.bf_display_address_without_company"/>
        <text:user-field-decl office:value-type="string" office:string-value="o.company_id.display_name" text:name="py3o.o.company_id.display_name"/>
        <text:user-field-decl office:value-type="string" office:string-value="display_name" text:name="py3o.o.partner_id.display_name"/>
        <text:user-field-decl office:value-type="string" office:string-value="display_address" text:name="py3o.o.partner_id.bf_display_address_without_company"/>
        <text:user-field-decl office:value-type="string" office:string-value="bf_data_line_break" text:name="py3o.o.partner_id.bf_data_line_break"/>
        <text:user-field-decl office:value-type="string" office:string-value="label" text:name="py3o.o.bf_number_label"/>
        <text:user-field-decl office:value-type="string" office:string-value="o.bf_number" text:name="py3o.o.bf_number"/>
        <text:user-field-decl office:value-type="string" office:string-value="bf_date_invoice" text:name="py3o.o.bf_date_invoice"/>
        <text:user-field-decl office:value-type="string" office:string-value="o.reference" text:name="py3o.o.reference"/>
        <text:user-field-decl office:value-type="string" office:string-value="o.origin" text:name="py3o.o.origin"/>
        <text:user-field-decl office:value-type="string" office:string-value="o.bf_date_due" text:name="py3o.o.bf_date_due"/>
        <text:user-field-decl office:value-type="string" office:string-value="qty" text:name="py3o.line.bf_quantity"/>
        <text:user-field-decl office:value-type="string" office:string-value="o.payment_term_id.bf_note" text:name="py3o.o.payment_term_id.bf_note"/>
        <text:user-field-decl office:value-type="string" office:string-value="o.bf_comment" text:name="py3o.o.bf_comment"/>
        <text:user-field-decl office:value-type="string" office:string-value="tax" text:name="py3o.line.bf_invoice_line_tax_ids"/>
        <text:user-field-decl office:value-type="string" office:string-value="o.invoice_payment_ref" text:name="py3o.o.invoice_payment_ref"/>
        <text:user-field-decl office:value-type="string" office:string-value="o.company_id.bf_report_header" text:name="py3o.o.company_id.bf_report_header"/>
      </text:user-field-decls>
      <text:p text:style-name="P55"><text:user-field-get text:name="py3o.o.company_id.display_name">o.company_id.display_name</text:user-field-get></text:p>
      <text:p text:style-name="P9"><text:user-field-get text:name="py3o.o.company_id.bf_display_address_without_company">display_address_without_company</text:user-field-get></text:p>
      <text:p text:style-name="P50"><draw:line text:anchor-type="char" draw:z-index="12" draw:name="Forma1" draw:style-name="gr1" draw:text-style-name="P56" svg:x1="0.012cm" svg:y1="0.099cm" svg:x2="6.438cm" svg:y2="0.099cm"><text:p/></draw:line></text:p>
      <table:table table:name="Tabla3" table:style-name="Tabla3">
        <table:table-column table:style-name="Tabla3.A"/>
        <table:table-column table:style-name="Tabla3.B"/>
        <table:table-row table:style-name="Tabla3.1">
          <table:table-cell table:style-name="Tabla3.A1" office:value-type="string">
            <text:p text:style-name="P25">INVOICE TO</text:p>
            <text:p text:style-name="P26"><text:user-field-get text:name="py3o.o.partner_id.display_name">display_name</text:user-field-get></text:p>
            <text:p text:style-name="P28"><text:user-field-get text:name="py3o.o.partner_id.bf_display_address_without_company">display_address</text:user-field-get></text:p>
            <text:p text:style-name="P27"><text:user-field-get text:name="py3o.o.partner_id.bf_data_line_break">bf_data_line_break</text:user-field-get></text:p>
          </table:table-cell>
          <table:table-cell table:style-name="Tabla3.B1" office:value-type="string">
            <text:p text:style-name="P53"><text:a xlink:type="simple" xlink:href="py3o://if=%22o.partner_shipping_id.id%20!=%20o.partner_id.id%22" text:style-name="Internet_20_link" text:visited-style-name="Visited_20_Internet_20_Link"><text:span text:style-name="T25">if="o.partner_shipping_id.id != o.partner_id.id"</text:span></text:a></text:p>
            <text:p text:style-name="P54">Shipping address:</text:p>
            <text:p text:style-name="P51"><text:user-field-get text:name="py3o.o.partner_shipping_id.bf_display_address">o.partner_shipping_id.bf_display_address</text:user-field-get></text:p>
            <text:p text:style-name="P53"><text:a xlink:type="simple" xlink:href="py3o:///if" text:style-name="Internet_20_link" text:visited-style-name="Visited_20_Internet_20_Link"><text:span text:style-name="T26">if</text:span></text:a></text:p>
          </table:table-cell>
        </table:table-row>
      </table:table>
      <text:p text:style-name="P31"><text:span text:style-name="T2"><text:user-field-get text:name="py3o.o.bf_number_label">label</text:user-field-get></text:span><text:span text:style-name="T3"><text:s/></text:span><text:span text:style-name="T3"><text:user-field-get text:name="py3o.o.bf_number">o.bf_number</text:user-field-get></text:span><text:span text:style-name="T4"><text:s/></text:span><text:span text:style-name="T4"><draw:frame draw:style-name="fr2" draw:name="Marco2" text:anchor-type="as-char" svg:width="2.281cm" draw:z-index="11"><draw:text-box fo:min-height="0.601cm"><text:p text:style-name="P2"><text:user-field-get text:name="py3o.o.bf_state">o.bf_state</text:user-field-get></text:p></draw:text-box></draw:frame></text:span></text:p>
      <text:p text:style-name="P49"/>
      <table:table table:name="Tabla4" table:style-name="Tabla4">
        <table:table-column table:style-name="Tabla4.A"/>
        <table:table-column table:style-name="Tabla4.B"/>
        <table:table-column table:style-name="Tabla4.C"/>
        <table:table-row table:style-name="Tabla4.1">
          <table:table-cell table:style-name="Tabla4.A1" office:value-type="string">
            <table:table table:name="Tabla5" table:style-name="Tabla5">
              <table:table-column table:style-name="Tabla5.A"/>
              <table:table-column table:style-name="Tabla5.B"/>
              <table:table-row table:style-name="TableLine627747408">
                <table:table-cell table:style-name="Tabla5.A1" office:value-type="string">
                  <text:p text:style-name="P36"><text:a xlink:type="simple" xlink:href="py3o://if=%22o.date_invoice%22" text:style-name="Internet_20_link" text:visited-style-name="Visited_20_Internet_20_Link"><text:span text:style-name="T9">if="o.date_invoice"</text:span></text:a></text:p>
                </table:table-cell>
                <table:table-cell table:style-name="Tabla5.A1" office:value-type="string">
                  <text:p text:style-name="P44"/>
                </table:table-cell>
              </table:table-row>
              <table:table-row table:style-name="TableLine470597040">
                <table:table-cell table:style-name="Tabla5.A1" office:value-type="string">
                  <text:p text:style-name="P12"><text:span text:style-name="T27">Invoice</text:span> Date:</text:p>
                </table:table-cell>
                <table:table-cell table:style-name="Tabla5.A1" office:value-type="string">
                  <text:p text:style-name="P11"><text:user-field-get text:name="py3o.o.bf_date_invoice">bf_date_invoice</text:user-field-get></text:p>
                </table:table-cell>
              </table:table-row>
              <table:table-row table:style-name="TableLine378664896">
                <table:table-cell table:style-name="Tabla5.A1" office:value-type="string">
                  <text:p text:style-name="P35"><text:a xlink:type="simple" xlink:href="py3o:///if" text:style-name="Internet_20_link" text:visited-style-name="Visited_20_Internet_20_Link"><text:span text:style-name="T7">if</text:span></text:a></text:p>
                </table:table-cell>
                <table:table-cell table:style-name="Tabla5.A1" office:value-type="string">
                  <text:p text:style-name="P44"/>
                </table:table-cell>
              </table:table-row>
              <table:table-row table:style-name="TableLine331947104">
                <table:table-cell table:style-name="Tabla5.A1" office:value-type="string">
                  <text:p text:style-name="P36"><text:a xlink:type="simple" xlink:href="py3o://if=%22o.reference%22" text:style-name="Internet_20_link" text:visited-style-name="Visited_20_Internet_20_Link"><text:span text:style-name="T10">if="o.reference"</text:span></text:a></text:p>
                </table:table-cell>
                <table:table-cell table:style-name="Tabla5.A1" office:value-type="string">
                  <text:p text:style-name="P44"/>
                </table:table-cell>
              </table:table-row>
              <table:table-row table:style-name="TableLine435525216">
                <table:table-cell table:style-name="Tabla5.A1" office:value-type="string">
                  <text:p text:style-name="P12">Reference:</text:p>
                </table:table-cell>
                <table:table-cell table:style-name="Tabla5.A1" office:value-type="string">
                  <text:p text:style-name="P11"><text:user-field-get text:name="py3o.o.reference">o.reference</text:user-field-get></text:p>
                </table:table-cell>
              </table:table-row>
              <table:table-row table:style-name="TableLine435525808">
                <table:table-cell table:style-name="Tabla5.A1" office:value-type="string">
                  <text:p text:style-name="P35"><text:a xlink:type="simple" xlink:href="py3o:///if" text:style-name="Internet_20_link" text:visited-style-name="Visited_20_Internet_20_Link"><text:span text:style-name="T7">if</text:span></text:a></text:p>
                </table:table-cell>
                <table:table-cell table:style-name="Tabla5.A1" office:value-type="string">
                  <text:p text:style-name="P44"/>
                </table:table-cell>
              </table:table-row>
              <table:table-row table:style-name="TableLine483109072">
                <table:table-cell table:style-name="Tabla5.A1" office:value-type="string">
                  <text:p text:style-name="P36"><text:a xlink:type="simple" xlink:href="py3o://if=%22o.origin%22" text:style-name="Internet_20_link" text:visited-style-name="Visited_20_Internet_20_Link"><text:span text:style-name="T11">if="o.origin"</text:span></text:a></text:p>
                </table:table-cell>
                <table:table-cell table:style-name="Tabla5.A1" office:value-type="string">
                  <text:p text:style-name="P44"/>
                </table:table-cell>
              </table:table-row>
              <table:table-row table:style-name="TableLine631112928">
                <table:table-cell table:style-name="Tabla5.A1" office:value-type="string">
                  <text:p text:style-name="P12"><text:span text:style-name="T28">Source</text:span>:</text:p>
                </table:table-cell>
                <table:table-cell table:style-name="Tabla5.A1" office:value-type="string">
                  <text:p text:style-name="P10"><text:user-field-get text:name="py3o.o.origin">o.origin</text:user-field-get></text:p>
                </table:table-cell>
              </table:table-row>
              <table:table-row table:style-name="Tabla5.9">
                <table:table-cell table:style-name="Tabla5.A1" office:value-type="string">
                  <text:p text:style-name="P35"><text:a xlink:type="simple" xlink:href="py3o:///if" text:style-name="Internet_20_link" text:visited-style-name="Visited_20_Internet_20_Link"><text:span text:style-name="T7">if</text:span></text:a></text:p>
                </table:table-cell>
                <table:table-cell table:style-name="Tabla5.A1" office:value-type="string">
                  <text:p text:style-name="P44"/>
                </table:table-cell>
              </table:table-row>
            </table:table>
            <text:p text:style-name="P36"/>
          </table:table-cell>
          <table:table-cell table:style-name="Tabla4.A1" office:value-type="string">
            <text:p text:style-name="P36"/>
          </table:table-cell>
          <table:table-cell table:style-name="Tabla4.A1" office:value-type="string">
            <table:table table:name="Tabla6" table:style-name="Tabla6">
              <table:table-column table:style-name="Tabla6.A"/>
              <table:table-column table:style-name="Tabla6.B"/>
              <table:table-row table:style-name="TableLine510658848">
                <table:table-cell table:style-name="Tabla6.A1" office:value-type="string">
                  <text:p text:style-name="P36"><text:a xlink:type="simple" xlink:href="py3o://if=%22o.invoice_payment_ref%22" text:style-name="Internet_20_link" text:visited-style-name="Visited_20_Internet_20_Link"><text:span text:style-name="T13">if="o.invoice_payment_ref"</text:span></text:a></text:p>
                </table:table-cell>
                <table:table-cell table:style-name="Tabla6.A1" office:value-type="string">
                  <text:p text:style-name="P44"/>
                </table:table-cell>
              </table:table-row>
              <table:table-row table:style-name="TableLine446307648">
                <table:table-cell table:style-name="Tabla6.A1" office:value-type="string">
                  <text:p text:style-name="P13"><text:span text:style-name="T30">Payment ref</text:span>:</text:p>
                </table:table-cell>
                <table:table-cell table:style-name="Tabla6.A1" office:value-type="string">
                  <text:p text:style-name="P11"><text:user-field-get text:name="py3o.o.invoice_payment_ref">o.invoice_payment_ref</text:user-field-get></text:p>
                </table:table-cell>
              </table:table-row>
              <table:table-row table:style-name="TableLine635599600">
                <table:table-cell table:style-name="Tabla6.A1" office:value-type="string">
                  <text:p text:style-name="P36"><text:a xlink:type="simple" xlink:href="py3o:///if" text:style-name="Internet_20_link" text:visited-style-name="Visited_20_Internet_20_Link"><text:span text:style-name="T10">if</text:span></text:a></text:p>
                </table:table-cell>
                <table:table-cell table:style-name="Tabla6.A1" office:value-type="string">
                  <text:p text:style-name="P44"/>
                </table:table-cell>
              </table:table-row>
              <table:table-row table:style-name="TableLine372597760">
                <table:table-cell table:style-name="Tabla6.A1" office:value-type="string">
                  <text:p text:style-name="P36"><text:a xlink:type="simple" xlink:href="py3o://if=%22o.date_due%22" text:style-name="Internet_20_link" text:visited-style-name="Visited_20_Internet_20_Link"><text:span text:style-name="T29">if="o.date_due"</text:span></text:a></text:p>
                </table:table-cell>
                <table:table-cell table:style-name="Tabla6.A1" office:value-type="string">
                  <text:p text:style-name="P40"/>
                </table:table-cell>
              </table:table-row>
              <table:table-row table:style-name="TableLine514905760">
                <table:table-cell table:style-name="Tabla6.A1" office:value-type="string">
                  <text:p text:style-name="P14">Due Date:</text:p>
                </table:table-cell>
                <table:table-cell table:style-name="Tabla6.A1" office:value-type="string">
                  <text:p text:style-name="P11"><text:user-field-get text:name="py3o.o.bf_date_due">o.bf_date_due</text:user-field-get></text:p>
                </table:table-cell>
              </table:table-row>
              <table:table-row table:style-name="TableLine258067792">
                <table:table-cell table:style-name="Tabla6.A1" office:value-type="string">
                  <text:p text:style-name="P35"><text:a xlink:type="simple" xlink:href="py3o:///if" text:style-name="Internet_20_link" text:visited-style-name="Visited_20_Internet_20_Link"><text:span text:style-name="T7">if</text:span></text:a></text:p>
                </table:table-cell>
                <table:table-cell table:style-name="Tabla6.A1" office:value-type="string">
                  <text:p text:style-name="P44"/>
                </table:table-cell>
              </table:table-row>
              <table:table-row table:style-name="TableLine514675168">
                <table:table-cell table:style-name="Tabla6.A1" office:value-type="string">
                  <text:p text:style-name="P36"><text:a xlink:type="simple" xlink:href="py3o://if=%22o.user_id%22" text:style-name="Internet_20_link" text:visited-style-name="Visited_20_Internet_20_Link"><text:span text:style-name="T8">if="o.user_id"</text:span></text:a></text:p>
                </table:table-cell>
                <table:table-cell table:style-name="Tabla6.A1" office:value-type="string">
                  <text:p text:style-name="P44"/>
                </table:table-cell>
              </table:table-row>
              <table:table-row table:style-name="TableLine520683120">
                <table:table-cell table:style-name="Tabla6.A1" office:value-type="string">
                  <text:p text:style-name="P13">Salesperson:</text:p>
                </table:table-cell>
                <table:table-cell table:style-name="Tabla6.A1" office:value-type="string">
                  <text:p text:style-name="P11"><text:user-field-get text:name="py3o.o.user_id.name">o.user_id.name</text:user-field-get></text:p>
                </table:table-cell>
              </table:table-row>
              <table:table-row table:style-name="TableLine633237920">
                <table:table-cell table:style-name="Tabla6.A1" office:value-type="string">
                  <text:p text:style-name="P35"><text:a xlink:type="simple" xlink:href="py3o:///if" text:style-name="Internet_20_link" text:visited-style-name="Visited_20_Internet_20_Link"><text:span text:style-name="T7">if</text:span></text:a></text:p>
                </table:table-cell>
                <table:table-cell table:style-name="Tabla6.A1" office:value-type="string">
                  <text:p text:style-name="P44"/>
                </table:table-cell>
              </table:table-row>
            </table:table>
            <text:p text:style-name="P36"/>
          </table:table-cell>
        </table:table-row>
      </table:table>
      <text:p text:style-name="P35"/>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F"/>
        <table:table-column table:style-name="Tabla1.G"/>
        <table:table-column table:style-name="Tabla1.H"/>
        <table:table-header-rows>
          <table:table-row table:style-name="Tabla1.1">
            <table:table-cell table:style-name="Tabla1.A1" office:value-type="string">
              <text:p text:style-name="P22">#</text:p>
            </table:table-cell>
            <table:table-cell table:style-name="Tabla1.B1" office:value-type="string">
              <text:p text:style-name="P22">DESCRIPTION</text:p>
            </table:table-cell>
            <table:table-cell table:style-name="Tabla1.B1" office:value-type="string">
              <text:p text:style-name="P22">IMAGE</text:p>
            </table:table-cell>
            <table:table-cell table:style-name="Tabla1.B1" office:value-type="string">
              <text:p text:style-name="P22">Q<text:span text:style-name="T24">TY</text:span></text:p>
            </table:table-cell>
            <table:table-cell table:style-name="Tabla1.B1" office:value-type="string">
              <text:p text:style-name="P22">U. P<text:span text:style-name="T24">RICE</text:span></text:p>
            </table:table-cell>
            <table:table-cell table:style-name="Tabla1.B1" office:value-type="string">
              <text:p text:style-name="P22">D<text:span text:style-name="T24">ISC</text:span>.(%)</text:p>
            </table:table-cell>
            <table:table-cell table:style-name="Tabla1.B1" office:value-type="string">
              <text:p text:style-name="P22">TAXES</text:p>
            </table:table-cell>
            <table:table-cell table:style-name="Tabla1.B1" office:value-type="string">
              <text:p text:style-name="P22">PRICE</text:p>
            </table:table-cell>
          </table:table-row>
        </table:table-header-rows>
        <table:table-row table:style-name="TableLine577922848">
          <table:table-cell table:style-name="Tabla1.A2" table:number-columns-spanned="8" office:value-type="string">
            <text:p text:style-name="P52"><text:a xlink:type="simple" xlink:href="py3o://for=%22line_count,%20line%20in%20enumerate(o.invoice_line_ids,%201)%22" text:style-name="Internet_20_link" text:visited-style-name="Visited_20_Internet_20_Link"><text:span text:style-name="T12">for="line_count, line in enumerate(o.invoice_line_ids, 1)"</text:span></text:a></text:p>
          </table:table-cell>
          <table:covered-table-cell/>
          <table:covered-table-cell/>
          <table:covered-table-cell/>
          <table:covered-table-cell/>
          <table:covered-table-cell/>
          <table:covered-table-cell/>
          <table:covered-table-cell/>
        </table:table-row>
        <table:table-row table:style-name="TableLine434120496">
          <table:table-cell table:style-name="Tabla1.A3" office:value-type="string">
            <text:p text:style-name="P8"><text:user-field-get text:name="py3o.line_count">i</text:user-field-get></text:p>
          </table:table-cell>
          <table:table-cell table:style-name="Tabla1.B3" office:value-type="string">
            <text:p text:style-name="P15"><text:user-field-get text:name="py3o.line.product_id.name">line.product_id.name</text:user-field-get></text:p>
            <text:p text:style-name="P39"><text:user-field-get text:name="py3o.line.bf_name">line.bf_name</text:user-field-get></text:p>
          </table:table-cell>
          <table:table-cell table:style-name="Tabla1.C3" office:value-type="string">
            <text:p text:style-name="P43"><draw:frame draw:style-name="fr1" draw:name="py3o.image(line.product_id.image_128, 'png', width='1cm', height='1cm', isb64=True)" text:anchor-type="as-char" svg:width="1.131cm" draw:z-index="10"><draw:text-box fo:min-height="0.79cm"><text:p text:style-name="Frame_20_contents"/></draw:text-box></draw:frame></text:p>
          </table:table-cell>
          <table:table-cell table:style-name="Tabla1.A3" office:value-type="string">
            <text:p text:style-name="P6"><text:user-field-get text:name="py3o.line.bf_quantity">qty</text:user-field-get></text:p>
          </table:table-cell>
          <table:table-cell table:style-name="Tabla1.E3" office:value-type="string">
            <text:p text:style-name="P5"><text:user-field-get text:name="py3o.line.bf_price_unit">line.bf_price_unit</text:user-field-get></text:p>
          </table:table-cell>
          <table:table-cell table:style-name="Tabla1.A3" office:value-type="string">
            <text:p text:style-name="P7"><text:user-field-get text:name="py3o.line.bf_discount">line.bf_discount</text:user-field-get></text:p>
          </table:table-cell>
          <table:table-cell table:style-name="Tabla1.G3" office:value-type="string">
            <text:p text:style-name="P4"><text:user-field-get text:name="py3o.line.bf_invoice_line_tax_ids">tax</text:user-field-get></text:p>
          </table:table-cell>
          <table:table-cell table:style-name="Tabla1.H3" office:value-type="string">
            <text:p text:style-name="P7"><text:user-field-get text:name="py3o.line.bf_price_subtotal">line.bf_price_subtotal</text:user-field-get></text:p>
          </table:table-cell>
        </table:table-row>
        <table:table-row table:style-name="TableLine523742592">
          <table:table-cell table:style-name="Tabla1.A4" table:number-columns-spanned="8" office:value-type="string">
            <text:p text:style-name="P52"><text:a xlink:type="simple" xlink:href="py3o:///for" text:style-name="Internet_20_link" text:visited-style-name="Visited_20_Internet_20_Link"><text:span text:style-name="T6">/for</text:span></text:a></text:p>
          </table:table-cell>
          <table:covered-table-cell/>
          <table:covered-table-cell/>
          <table:covered-table-cell/>
          <table:covered-table-cell/>
          <table:covered-table-cell/>
          <table:covered-table-cell/>
          <table:covered-table-cell/>
        </table:table-row>
        <table:table-row table:style-name="TableLine523740432">
          <table:table-cell table:style-name="Tabla1.A7" table:number-rows-spanned="3" table:number-columns-spanned="5" office:value-type="string">
            <text:p text:style-name="P34"><text:a xlink:type="simple" xlink:href="py3o://if=%22o.payment_term_id%22" text:style-name="Internet_20_link" text:visited-style-name="Visited_20_Internet_20_Link"><text:span text:style-name="T22">if="o.payment_term_id"</text:span></text:a></text:p>
            <text:p text:style-name="P45">Payment Terms:</text:p>
            <text:p text:style-name="P37"><text:user-field-get text:name="py3o.o.payment_term_id.bf_note">o.payment_term_id.bf_note</text:user-field-get></text:p>
            <text:p text:style-name="P42"><text:a xlink:type="simple" xlink:href="py3o:///if" text:style-name="Internet_20_link" text:visited-style-name="Visited_20_Internet_20_Link"><text:span text:style-name="T22">if</text:span></text:a></text:p>
          </table:table-cell>
          <table:covered-table-cell/>
          <table:covered-table-cell/>
          <table:covered-table-cell/>
          <table:covered-table-cell/>
          <table:table-cell table:style-name="Tabla1.F5" table:number-columns-spanned="2" office:value-type="string">
            <text:p text:style-name="P16"><text:span text:style-name="T17">Subtotal</text:span><text:span text:style-name="T14">:</text:span> </text:p>
          </table:table-cell>
          <table:covered-table-cell/>
          <table:table-cell table:style-name="Tabla1.H5" office:value-type="string">
            <text:p text:style-name="P41"><text:user-field-get text:name="py3o.o.bf_amount_untaxed">o.bf_amount_untaxed</text:user-field-get></text:p>
          </table:table-cell>
        </table:table-row>
        <table:table-row table:style-name="TableLine493441600">
          <table:covered-table-cell table:style-name="Tabla1.A7"/>
          <table:covered-table-cell/>
          <table:covered-table-cell/>
          <table:covered-table-cell/>
          <table:covered-table-cell/>
          <table:table-cell table:style-name="Tabla1.F6" table:number-columns-spanned="2" office:value-type="string">
            <text:p text:style-name="P16"><text:span text:style-name="T15">Taxes:</text:span> </text:p>
          </table:table-cell>
          <table:covered-table-cell/>
          <table:table-cell table:style-name="Tabla1.H6" office:value-type="string">
            <text:p text:style-name="P41"><text:user-field-get text:name="py3o.o.bf_amount_tax">o.bf_amount_tax</text:user-field-get></text:p>
          </table:table-cell>
        </table:table-row>
        <table:table-row table:style-name="TableLine493437712">
          <table:covered-table-cell table:style-name="Tabla1.A7"/>
          <table:covered-table-cell/>
          <table:covered-table-cell/>
          <table:covered-table-cell/>
          <table:covered-table-cell/>
          <table:table-cell table:style-name="Tabla1.F7" table:number-columns-spanned="2" office:value-type="string">
            <text:p text:style-name="P24"><text:span text:style-name="T15">Total:</text:span> </text:p>
          </table:table-cell>
          <table:covered-table-cell/>
          <table:table-cell table:style-name="Tabla1.F7" office:value-type="string">
            <text:p text:style-name="P23"><text:user-field-get text:name="py3o.o.bf_amount_total">o.bf_amount_total</text:user-field-get></text:p>
          </table:table-cell>
        </table:table-row>
      </table:table>
      <text:p text:style-name="P32"><text:a xlink:type="simple" xlink:href="py3o://if=%22o.fiscal_position_id.note%22" text:style-name="Internet_20_link" text:visited-style-name="Visited_20_Internet_20_Link"><text:span text:style-name="T23">if="o.fiscal_position_id.note"</text:span></text:a></text:p>
      <text:p text:style-name="P46"/>
      <text:p text:style-name="P47"><text:span text:style-name="T19">Fiscal Position Remark</text:span><text:span text:style-name="T20">:</text:span></text:p>
      <text:p text:style-name="P38"><text:user-field-get text:name="py3o.o.fiscal_position_id.bf_note">o.fiscal_position_id.bf_note</text:user-field-get></text:p>
      <text:p text:style-name="P32"><text:a xlink:type="simple" xlink:href="py3o:///if" text:style-name="Internet_20_link" text:visited-style-name="Visited_20_Internet_20_Link"><text:span text:style-name="T23">if</text:span></text:a></text:p>
      <text:p text:style-name="P33"><text:a xlink:type="simple" xlink:href="py3o://if=%22o.comment%22" text:style-name="Internet_20_link" text:visited-style-name="Visited_20_Internet_20_Link"><text:span text:style-name="T5">if="o.comment"</text:span></text:a></text:p>
      <text:p text:style-name="P30"><draw:custom-shape text:anchor-type="char" draw:z-index="1" draw:name="Freeform 39" draw:style-name="gr10" draw:text-style-name="P60" svg:width="19.164cm" svg:height="3.495cm" svg:x="-0.176cm" svg:y="0.203cm"><text:p/><draw:enhanced-geometry svg:viewBox="0 0 1939 532" draw:extrusion-allowed="true" draw:glue-points="3077845 0 0 0 0 731838 161908 731838 277784 844550 390485 731838 3077845 731838 3077845 0" draw:type="non-primitive" draw:enhanced-path="M 1939 0 L 0 0 0 461 102 461 175 532 246 461 1939 461 1939 0 Z N"><draw:equation draw:name="f0" draw:formula=""/><draw:equation draw:name="f1" draw:formula="461+102-461"/><draw:equation draw:name="f2" draw:formula=""/><draw:equation draw:name="f3" draw:formula=""/><draw:equation draw:name="f4" draw:formula="12*cos(2*(pi/180))"/><draw:equation draw:name="f5" draw:formula="1"/><draw:equation draw:name="f6" draw:formula="1/24577"/><draw:equation draw:name="f7" draw:formula="8+12-"/></draw:enhanced-geometry></draw:custom-shape></text:p>
      <text:p text:style-name="P48"><text:span text:style-name="T16">Terms &amp; Conditions/</text:span><text:span text:style-name="T18">Notes</text:span>:</text:p>
      <text:p text:style-name="P3"><text:user-field-get text:name="py3o.o.bf_comment">o.bf_comment</text:user-field-get></text:p>
      <text:p text:style-name="P33"><text:a xlink:type="simple" xlink:href="py3o:///if" text:style-name="Internet_20_link" text:visited-style-name="Visited_20_Internet_20_Link"><text:span text:style-name="T21">if</text:span></text:a></text:p>
      <text:p text:style-name="P29"/>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Droid Sans Fallback" svg:font-family="'Droid Sans Fallback'" style:font-family-generic="system" style:font-pitch="variable"/>
    <style:font-face style:name="Lato" svg:font-family="Lato"/>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Raleway" svg:font-family="Raleway"/>
    <style:font-face style:name="Roboto" svg:font-family="Roboto"/>
    <style:font-face style:name="Roboto regular" svg:font-family="'Roboto regular'"/>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PE" style:letter-kerning="true" style:font-name-asian="Droid Sans Fallback"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PE" style:letter-kerning="true" style:font-name-asian="Droid Sans Fallback"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Placeholder" style:family="text">
      <style:text-properties fo:font-variant="small-caps" fo:color="#008080" loext:opacity="100%" style:text-underline-style="dotte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2" style:family="table">
      <style:table-properties style:width="18.8cm" table:align="margins"/>
    </style:style>
    <style:style style:name="Tabla2.A" style:family="table-column">
      <style:table-column-properties style:column-width="3.655cm" style:rel-column-width="12739*"/>
    </style:style>
    <style:style style:name="Tabla2.B" style:family="table-column">
      <style:table-column-properties style:column-width="5.745cm" style:rel-column-width="20027*"/>
    </style:style>
    <style:style style:name="Tabla2.C" style:family="table-column">
      <style:table-column-properties style:column-width="4.699cm" style:rel-column-width="16380*"/>
    </style:style>
    <style:style style:name="Tabla2.D" style:family="table-column">
      <style:table-column-properties style:column-width="4.701cm" style:rel-column-width="16389*"/>
    </style:style>
    <style:style style:name="Tabla2.A1" style:family="table-cell">
      <style:table-cell-properties fo:padding-left="0cm" fo:padding-right="0cm" fo:padding-top="0.199cm" fo:padding-bottom="0cm" fo:border="none"/>
    </style:style>
    <style:style style:name="Tabla2.2" style:family="table-row">
      <style:table-row-properties style:min-row-height="1.039cm"/>
    </style:style>
    <style:style style:name="MP1" style:family="paragraph" style:parent-style-name="Standard">
      <style:paragraph-properties fo:line-height="150%" fo:text-align="end" style:justify-single-word="false"/>
      <style:text-properties fo:color="#333333" loext:opacity="100%" style:font-name="Liberation Serif" fo:font-size="8pt" fo:letter-spacing="0.014cm" fo:font-style="normal" style:text-underline-style="none" fo:font-weight="normal" officeooo:rsid="00b1beea" officeooo:paragraph-rsid="001dd922" fo:background-color="transparent" style:font-size-asian="8pt" style:font-style-asian="normal" style:font-weight-asian="normal" style:font-size-complex="8pt" style:font-style-complex="normal" style:font-weight-complex="normal"/>
    </style:style>
    <style:style style:name="MP2" style:family="paragraph">
      <style:paragraph-properties fo:text-align="center"/>
    </style:style>
    <style:style style:name="MP3" style:family="paragraph">
      <loext:graphic-properties draw:fill="none" draw:fill-color="#ffffff"/>
      <style:paragraph-properties style:writing-mode="lr-tb"/>
    </style:style>
    <style:style style:name="MP4" style:family="paragraph">
      <loext:graphic-properties draw:fill="solid" draw:fill-color="#edf5e3" draw:opacity="100%"/>
      <style:paragraph-properties style:writing-mode="lr-tb"/>
    </style:style>
    <style:style style:name="MP5" style:family="paragraph">
      <loext:graphic-properties draw:fill="solid" draw:fill-color="#deece1" draw:opacity="100%"/>
      <style:paragraph-properties style:writing-mode="lr-tb"/>
    </style:style>
    <style:style style:name="MP6" style:family="paragraph">
      <loext:graphic-properties draw:fill="solid" draw:fill-color="#fafbfc" draw:opacity="100%"/>
      <style:paragraph-properties style:writing-mode="lr-tb"/>
    </style:style>
    <style:style style:name="MP7" style:family="paragraph">
      <loext:graphic-properties draw:fill="solid" draw:fill-color="#fff6e1" draw:opacity="100%"/>
      <style:paragraph-properties style:writing-mode="lr-tb"/>
    </style:style>
    <style:style style:name="MP8" style:family="paragraph" style:parent-style-name="Footer">
      <style:paragraph-properties fo:text-align="center" style:justify-single-word="false"/>
      <style:text-properties fo:color="#999999" loext:opacity="100%" style:font-name="Roboto regular" fo:font-weight="bold" officeooo:rsid="01467223" officeooo:paragraph-rsid="01467223" style:font-weight-asian="bold" style:font-weight-complex="bold"/>
    </style:style>
    <style:style style:name="MP9" style:family="paragraph" style:parent-style-name="Footer">
      <style:paragraph-properties fo:text-align="end" style:justify-single-word="false"/>
      <style:text-properties fo:color="#ffffff" loext:opacity="100%" fo:font-size="10.5pt" fo:font-weight="bold" officeooo:paragraph-rsid="01467223" style:font-size-asian="10.5pt" style:font-weight-asian="bold" style:font-size-complex="10.5pt" style:font-weight-complex="bold"/>
    </style:style>
    <style:style style:name="MP10" style:family="paragraph" style:parent-style-name="Standard">
      <style:paragraph-properties fo:text-align="start" style:justify-single-word="false"/>
      <style:text-properties officeooo:paragraph-rsid="01467223"/>
    </style:style>
    <style:style style:name="MP11" style:family="paragraph">
      <loext:graphic-properties draw:fill="solid" draw:fill-color="#bda078" draw:opacity="100%"/>
      <style:paragraph-properties style:writing-mode="lr-tb"/>
    </style:style>
    <style:style style:name="MP12" style:family="paragraph" style:parent-style-name="Frame_20_contents">
      <style:paragraph-properties fo:text-align="start" style:justify-single-word="false"/>
      <style:text-properties fo:color="#000000" loext:opacity="100%" style:font-name="Roboto regular" fo:font-size="8pt" officeooo:paragraph-rsid="01467223" style:font-size-asian="8pt" style:font-size-complex="8pt"/>
    </style:style>
    <style:style style:name="MP13" style:family="paragraph" style:parent-style-name="Standard">
      <style:paragraph-properties fo:text-align="start" style:justify-single-word="false"/>
      <style:text-properties style:font-name="Roboto regular" fo:font-size="8pt" officeooo:paragraph-rsid="01467223" style:font-size-asian="8pt" style:font-size-complex="8pt"/>
    </style:style>
    <style:style style:name="MP14" style:family="paragraph">
      <loext:graphic-properties draw:fill="solid" draw:fill-color="#bfc3c8"/>
      <style:paragraph-properties style:writing-mode="lr-tb"/>
    </style:style>
    <style:style style:name="MT1" style:family="text">
      <style:text-properties officeooo:rsid="00a51477"/>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049cm" svg:stroke-color="#bda078" draw:marker-start-width="0.427cm" draw:marker-end-width="0.427cm"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2" style:family="graphic">
      <style:graphic-properties fo:margin-left="0.319cm" fo:margin-right="0.31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3" style:family="graphic">
      <style:graphic-properties draw:stroke="none" draw:fill="none" draw:fill-color="#ffffff" draw:textarea-horizontal-align="left" draw:textarea-vertical-align="top" draw:auto-grow-height="false" fo:min-height="15.854cm" fo:min-width="9.899cm" fo:padding-top="0.229cm" fo:padding-bottom="0.229cm" fo:padding-left="0.441cm" fo:padding-right="0.441cm" fo:wrap-option="wrap" draw:shadow-color="#808080" style:run-through="background"/>
    </style:style>
    <style:style style:name="Mgr4" style:family="graphic">
      <style:graphic-properties draw:stroke="none" draw:fill="solid" draw:fill-color="#edf5e3" draw:opacity="100%" draw:textarea-horizontal-align="left" draw:textarea-vertical-align="top" draw:auto-grow-height="false" fo:min-height="4.468cm" fo:min-width="1.565cm" fo:padding-top="0.224cm" fo:padding-bottom="0.224cm" fo:padding-left="0.448cm" fo:padding-right="0.448cm" fo:wrap-option="wrap" draw:shadow-color="#808080" style:run-through="background"/>
    </style:style>
    <style:style style:name="Mgr5" style:family="graphic">
      <style:graphic-properties draw:stroke="none" draw:fill="solid" draw:fill-color="#edf5e3" draw:opacity="100%" draw:textarea-horizontal-align="left" draw:textarea-vertical-align="top" draw:auto-grow-height="false" fo:min-height="2.709cm" fo:min-width="0cm" fo:padding-top="0.224cm" fo:padding-bottom="0.224cm" fo:padding-left="0.448cm" fo:padding-right="0.448cm" fo:wrap-option="wrap" draw:shadow-color="#808080" style:run-through="background"/>
    </style:style>
    <style:style style:name="Mgr6" style:family="graphic">
      <style:graphic-properties draw:stroke="none" draw:fill="solid" draw:fill-color="#deece1" draw:opacity="100%" draw:textarea-horizontal-align="left" draw:textarea-vertical-align="top" draw:auto-grow-height="false" fo:min-height="3.759cm" fo:min-width="5.625cm" fo:padding-top="0.224cm" fo:padding-bottom="0.224cm" fo:padding-left="0.448cm" fo:padding-right="0.448cm" fo:wrap-option="wrap" draw:shadow-color="#808080" style:run-through="background"/>
    </style:style>
    <style:style style:name="Mgr7" style:family="graphic">
      <style:graphic-properties draw:stroke="none" draw:fill="solid" draw:fill-color="#fafbfc" draw:opacity="100%" draw:textarea-horizontal-align="left" draw:textarea-vertical-align="top" draw:auto-grow-height="false" fo:min-height="0cm" fo:min-width="0.524cm" fo:padding-top="0.224cm" fo:padding-bottom="0.224cm" fo:padding-left="0.448cm" fo:padding-right="0.448cm" fo:wrap-option="wrap" draw:shadow-color="#808080" style:run-through="background"/>
    </style:style>
    <style:style style:name="Mgr8" style:family="graphic">
      <style:graphic-properties draw:stroke="none" draw:fill="solid" draw:fill-color="#fafbfc" draw:opacity="100%" draw:textarea-horizontal-align="left" draw:textarea-vertical-align="top" draw:auto-grow-height="false" fo:min-height="15.864cm" fo:min-width="9.888cm" fo:padding-top="0.224cm" fo:padding-bottom="0.224cm" fo:padding-left="0.448cm" fo:padding-right="0.448cm" fo:wrap-option="wrap" draw:shadow-color="#808080" style:run-through="background"/>
    </style:style>
    <style:style style:name="Mgr9" style:family="graphic">
      <style:graphic-properties draw:stroke="none" draw:fill="solid" draw:fill-color="#fff6e1" draw:opacity="100%" draw:textarea-horizontal-align="left" draw:textarea-vertical-align="top" draw:auto-grow-height="false" fo:min-height="7.772cm" fo:min-width="5.951cm" fo:padding-top="0.224cm" fo:padding-bottom="0.224cm" fo:padding-left="0.448cm" fo:padding-right="0.448cm" fo:wrap-option="wrap" draw:shadow-color="#808080" style:run-through="background"/>
    </style:style>
    <style:style style:name="Mgr10" style:family="graphic">
      <style:graphic-properties draw:stroke="none" draw:fill="solid" draw:fill-color="#fff6e1" draw:opacity="100%" draw:textarea-horizontal-align="left" draw:textarea-vertical-align="top" draw:auto-grow-height="false" fo:min-height="2.083cm" fo:min-width="0.039cm" fo:padding-top="0.224cm" fo:padding-bottom="0.224cm" fo:padding-left="0.448cm" fo:padding-right="0.448cm" fo:wrap-option="wrap" draw:shadow-color="#808080" style:run-through="background"/>
    </style:style>
    <style:style style:name="Mgr11" style:family="graphic">
      <style:graphic-properties draw:stroke="none" draw:fill="solid" draw:fill-color="#fff6e1" draw:opacity="100%" draw:textarea-horizontal-align="left" draw:textarea-vertical-align="top" draw:auto-grow-height="false" fo:min-height="1.06cm" fo:min-width="0cm" fo:padding-top="0.224cm" fo:padding-bottom="0.224cm" fo:padding-left="0.448cm" fo:padding-right="0.448cm" fo:wrap-option="wrap" draw:shadow-color="#808080" style:run-through="background"/>
    </style:style>
    <style:style style:name="Mgr12" style:family="graphic">
      <style:graphic-properties draw:stroke="none" draw:fill="solid" draw:fill-color="#fff6e1" draw:opacity="100%" draw:textarea-horizontal-align="left" draw:textarea-vertical-align="top" draw:auto-grow-height="false" fo:min-height="1.739cm" fo:min-width="0.771cm" fo:padding-top="0.224cm" fo:padding-bottom="0.224cm" fo:padding-left="0.448cm" fo:padding-right="0.448cm" fo:wrap-option="wrap" draw:shadow-color="#808080" style:run-through="background"/>
    </style:style>
    <style:style style:name="Mgr13" style:family="graphic">
      <style:graphic-properties draw:stroke="none" draw:fill="solid" draw:fill-color="#fff6e1" draw:opacity="100%" draw:textarea-horizontal-align="left" draw:textarea-vertical-align="top" draw:auto-grow-height="false" fo:min-height="0.517cm" fo:min-width="0.589cm" fo:padding-top="0.224cm" fo:padding-bottom="0.224cm" fo:padding-left="0.448cm" fo:padding-right="0.448cm" fo:wrap-option="wrap" draw:shadow-color="#808080" style:run-through="background"/>
    </style:style>
    <style:style style:name="Mgr14" style:family="graphic">
      <style:graphic-properties draw:stroke="none" draw:fill="solid" draw:fill-color="#fff6e1" draw:opacity="100%" draw:textarea-horizontal-align="left" draw:textarea-vertical-align="top" draw:auto-grow-height="false" fo:min-height="0.041cm" fo:min-width="1.573cm" fo:padding-top="0.224cm" fo:padding-bottom="0.224cm" fo:padding-left="0.448cm" fo:padding-right="0.448cm" fo:wrap-option="wrap" draw:shadow-color="#808080" style:run-through="background"/>
    </style:style>
    <style:style style:name="Mgr15" style:family="graphic">
      <style:graphic-properties draw:stroke="none" draw:fill="solid" draw:fill-color="#fff6e1" draw:opacity="100%" draw:textarea-horizontal-align="left" draw:textarea-vertical-align="top" draw:auto-grow-height="false" fo:min-height="0.305cm" fo:min-width="0.665cm" fo:padding-top="0.224cm" fo:padding-bottom="0.224cm" fo:padding-left="0.448cm" fo:padding-right="0.448cm" fo:wrap-option="wrap" draw:shadow-color="#808080" style:run-through="background"/>
    </style:style>
    <style:style style:name="Mgr16" style:family="graphic">
      <style:graphic-properties style:run-through="foreground" style:vertical-pos="middle" style:vertical-rel="baseline" style:horizontal-pos="from-left" style:horizontal-rel="paragraph" draw:wrap-influence-on-position="once-concurrent" loext:allow-overlap="true" style:flow-with-text="false"/>
    </style:style>
    <style:style style:name="Mgr17" style:family="graphic">
      <style:graphic-properties draw:stroke="none" draw:fill="solid" draw:fill-color="#bda078" draw:opacity="100%" draw:textarea-horizontal-align="left" draw:textarea-vertical-align="top" draw:auto-grow-height="false" fo:min-height="0.217cm" fo:min-width="0cm" fo:padding-top="0.224cm" fo:padding-bottom="0.224cm" fo:padding-left="0.448cm" fo:padding-right="0.448cm" fo:wrap-option="wrap" draw:shadow-color="#808080" style:run-through="foreground"/>
    </style:style>
    <style:style style:name="Mgr18" style:family="graphic">
      <style:graphic-properties draw:stroke="none" draw:fill="solid" draw:fill-color="#bda078" draw:opacity="100%" draw:textarea-horizontal-align="left" draw:textarea-vertical-align="top" draw:auto-grow-height="false" fo:min-height="0cm" fo:min-width="0cm" fo:padding-top="0.224cm" fo:padding-bottom="0.224cm" fo:padding-left="0.448cm" fo:padding-right="0.448cm" fo:wrap-option="wrap" draw:shadow-color="#808080" style:run-through="foreground"/>
    </style:style>
    <style:style style:name="Mgr19" style:family="graphic">
      <style:graphic-properties draw:stroke="none" svg:stroke-color="#bda078" draw:fill="solid" draw:fill-color="#bda078" draw:opacity="100%" draw:textarea-horizontal-align="left" draw:textarea-vertical-align="top" draw:auto-grow-height="false" fo:min-height="0.155cm" fo:min-width="0cm" fo:padding-top="0.224cm" fo:padding-bottom="0.224cm" fo:padding-left="0.448cm" fo:padding-right="0.448cm" fo:wrap-option="wrap" draw:shadow-color="#808080" style:run-through="foreground"/>
    </style:style>
    <style:style style:name="Mgr20" style:family="graphic">
      <style:graphic-properties draw:stroke="none" svg:stroke-color="#bda078" draw:fill="solid" draw:fill-color="#bda078" draw:opacity="100%" draw:textarea-horizontal-align="left" draw:textarea-vertical-align="top" draw:auto-grow-height="false" fo:min-height="0.302cm" fo:min-width="0cm" fo:padding-top="0.224cm" fo:padding-bottom="0.224cm" fo:padding-left="0.448cm" fo:padding-right="0.448cm" fo:wrap-option="wrap" draw:shadow-color="#808080" style:run-through="foreground"/>
    </style:style>
    <style:style style:name="Mgr21" style:family="graphic">
      <style:graphic-properties draw:stroke="none" draw:fill="solid" draw:fill-color="#bda078" draw:opacity="100%" draw:textarea-horizontal-align="left" draw:textarea-vertical-align="top" draw:auto-grow-height="false" fo:min-height="0.279cm" fo:min-width="0cm" fo:padding-top="0.224cm" fo:padding-bottom="0.224cm" fo:padding-left="0.448cm" fo:padding-right="0.448cm" fo:wrap-option="wrap" draw:shadow-color="#808080" style:run-through="foreground"/>
    </style:style>
    <style:style style:name="Mgr22" style:family="graphic">
      <style:graphic-properties draw:stroke="none" draw:fill="solid" draw:fill-color="#bfc3c8" draw:textarea-horizontal-align="left" draw:textarea-vertical-align="top" draw:auto-grow-height="false" fo:min-height="0cm" fo:min-width="0cm" fo:padding-top="0.229cm" fo:padding-bottom="0.229cm" fo:padding-left="0.441cm" fo:padding-right="0.441cm" fo:wrap-option="wrap" draw:shadow-color="#808080" fo:margin-left="0.319cm" fo:margin-right="0.319cm"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1.499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none" fo:padding="0cm" style:shadow="none" fo:background-color="transparent" style:dynamic-spacing="false" draw:fill="none" draw:fill-color="#729fcf"/>
      </style:header-style>
      <style:footer-style>
        <style:header-footer-properties fo:min-height="0cm" fo:margin-left="0cm" fo:margin-right="0cm" fo:margin-top="0.499cm" fo:border-top="0.06pt dotted #808080" fo:border-bottom="none" fo:border-left="none" fo:border-right="none" fo:padding="0.101cm" style:shadow="none"/>
      </style:footer-style>
    </style:page-layout>
    <style:style style:name="Mdp1" style:family="drawing-page">
      <style:drawing-page-properties draw:background-size="full"/>
    </style:style>
  </office:automatic-styles>
  <office:master-styles>
    <style:master-page style:name="Standard" style:page-layout-name="Mpm1" draw:style-name="Mdp1">
      <style:header>
        <text:user-field-decls>
          <text:user-field-decl office:value-type="string" office:string-value="o.company_id.bf_report_header" text:name="py3o.o.company_id.bf_report_header"/>
        </text:user-field-decls>
        <text:p text:style-name="MP1"><draw:frame draw:style-name="Mfr1" draw:name="Imagen2" text:anchor-type="paragraph" svg:x="-0.011cm" svg:y="-1.155cm" svg:width="2.713cm" svg:height="1.147cm" draw:z-index="2"><draw:image xlink:href="Pictures/100000010000015600000048A6615AA81F379CDE.png" xlink:type="simple" xlink:show="embed" xlink:actuate="onLoad" draw:mime-type="image/png"/></draw:frame><draw:line text:anchor-type="paragraph" draw:z-index="3" draw:name="Forma2" draw:style-name="Mgr1" draw:text-style-name="MP2" svg:x1="16.094cm" svg:y1="-0.198cm" svg:x2="16.094cm" svg:y2="0.501cm"><text:p/></draw:line><draw:g text:anchor-type="char" draw:z-index="0" draw:name="Group 1160" draw:style-name="Mgr2"><draw:custom-shape draw:name="AutoShape 26" draw:style-name="Mgr3" draw:text-style-name="MP3" svg:width="10.782cm" svg:height="16.313cm" svg:x="-1cm" svg:y="11.875cm"><text:p/><draw:enhanced-geometry svg:viewBox="0 0 21600 21600" draw:type="rectangle" draw:enhanced-path="M 0 0 L 21600 0 21600 21600 0 21600 0 0 Z N"/></draw:custom-shape><draw:custom-shape draw:name="Freeform 28" draw:style-name="Mgr4" draw:text-style-name="MP4" svg:width="2.461cm" svg:height="4.917cm" svg:x="-1cm" svg:y="20.022cm"><text:p/><draw:enhanced-geometry svg:viewBox="0 0 236 472" draw:extrusion-allowed="true" draw:glue-points="0 0 0 960034 420392 1770063 701904 1548805 0 0" draw:type="non-primitive" draw:enhanced-path="M 0 0 C 0 256 0 256 0 256 72 347 101 431 112 472 150 429 187 413 187 413 187 413 236 190 0 0 N"><draw:equation draw:name="f0" draw:formula="-256"/><draw:equation draw:name="f1" draw:formula="256-256"/><draw:equation draw:name="f2" draw:formula=""/><draw:equation draw:name="f3" draw:formula=""/><draw:equation draw:name="f4" draw:formula=""/><draw:equation draw:name="f5" draw:formula=""/><draw:equation draw:name="f6" draw:formula="6-8"/><draw:equation draw:name="f7" draw:formula="(16384+8193)/2"/><draw:equation draw:name="f8" draw:formula="*-32768/5"/><draw:equation draw:name="f9" draw:formula="atan2(0,8)/(pi/180)"/><draw:equation draw:name="f10" draw:formula=""/><draw:equation draw:name="f11" draw:formula=""/><draw:equation draw:name="f12" draw:formula=""/></draw:enhanced-geometry></draw:custom-shape><draw:custom-shape draw:name="Freeform 29" draw:style-name="Mgr5" draw:text-style-name="MP4" svg:width="0.877cm" svg:height="3.158cm" svg:x="-1cm" svg:y="23.885cm"><text:p/><draw:enhanced-geometry svg:viewBox="0 0 84 303" draw:extrusion-allowed="true" draw:glue-points="0 0 0 1080380 120347 1136650 315912 513931 0 0" draw:type="non-primitive" draw:enhanced-path="M 0 0 C 0 288 0 288 0 288 10 293 21 298 32 303 36 231 58 177 84 137 55 86 27 42 0 0 N"><draw:equation draw:name="f0" draw:formula="-288"/><draw:equation draw:name="f1" draw:formula="288-288"/><draw:equation draw:name="f2" draw:formula="293*cos(21*(pi/180))"/><draw:equation draw:name="f3" draw:formula=""/><draw:equation draw:name="f4" draw:formula=""/><draw:equation draw:name="f5" draw:formula=""/><draw:equation draw:name="f6" draw:formula="6-8"/><draw:equation draw:name="f7" draw:formula="(16384+8193)/2"/><draw:equation draw:name="f8" draw:formula="*-32768/5"/><draw:equation draw:name="f9" draw:formula="atan2(0,8)/(pi/180)"/><draw:equation draw:name="f10" draw:formula=""/><draw:equation draw:name="f11" draw:formula=""/><draw:equation draw:name="f12" draw:formula="17*cos(*(pi/180))"/></draw:enhanced-geometry></draw:custom-shape><draw:custom-shape draw:name="Freeform 30" draw:style-name="Mgr6" draw:text-style-name="MP5" svg:width="6.522cm" svg:height="4.208cm" svg:x="-0.189cm" svg:y="23.457cm"><text:p/><draw:enhanced-geometry svg:viewBox="0 0 626 404" draw:extrusion-allowed="true" draw:glue-points="2347912 0 11252 1308296 1248969 626033 0 1450747 476334 1514475 2347912 0" draw:type="non-primitive" draw:enhanced-path="M 626 0 C 626 0 40 0 3 349 102 223 240 178 333 167 137 263 0 387 0 387 0 387 52 404 127 404 271 404 501 344 626 0 N"><draw:equation draw:name="f0" draw:formula=""/><draw:equation draw:name="f1" draw:formula=""/><draw:equation draw:name="f2" draw:formula=""/><draw:equation draw:name="f3" draw:formula=""/><draw:equation draw:name="f4" draw:formula="387-387"/><draw:equation draw:name="f5" draw:formula="387+52-404"/><draw:equation draw:name="f6" draw:formula=""/><draw:equation draw:name="f7" draw:formula=""/><draw:equation draw:name="f8" draw:formula="sqrt(8*8+2*2+16384*16384)"/><draw:equation draw:name="f9" draw:formula="*8193/8193"/><draw:equation draw:name="f10" draw:formula="*6/8"/><draw:equation draw:name="f11" draw:formula="atan2(35,-11384)/(pi/180)"/><draw:equation draw:name="f12" draw:formula="11252--2424"/><draw:equation draw:name="f13" draw:formula=""/><draw:equation draw:name="f14" draw:formula="0*sin(0*(pi/180))"/><draw:equation draw:name="f15" draw:formula=""/></draw:enhanced-geometry></draw:custom-shape><draw:custom-shape draw:name="Freeform 31" draw:style-name="Mgr7" draw:text-style-name="MP6" svg:width="1.421cm" svg:height="0.313cm" svg:x="-1cm" svg:y="27.889cm"><text:p/><draw:enhanced-geometry svg:viewBox="0 0 136 30" draw:extrusion-allowed="true" draw:glue-points="0 0 0 112713 511175 112713 0 0" draw:type="non-primitive" draw:enhanced-path="M 0 0 C 0 30 0 30 0 30 136 30 136 30 136 30 89 24 44 14 0 0 N"><draw:equation draw:name="f0" draw:formula="-30"/><draw:equation draw:name="f1" draw:formula="30-30"/><draw:equation draw:name="f2" draw:formula=""/><draw:equation draw:name="f3" draw:formula=""/><draw:equation draw:name="f4" draw:formula=""/><draw:equation draw:name="f5" draw:formula="max(8,2)"/><draw:equation draw:name="f6" draw:formula="*8193/-32768"/><draw:equation draw:name="f7" draw:formula="min(8,8)"/><draw:equation draw:name="f8" draw:formula=""/><draw:equation draw:name="f9" draw:formula="-18359+1--13113"/></draw:enhanced-geometry></draw:custom-shape><draw:custom-shape draw:name="Freeform 32" draw:style-name="Mgr8" draw:text-style-name="MP6" svg:width="10.785cm" svg:height="16.313cm" svg:x="-1cm" svg:y="11.875cm"><text:p/><draw:enhanced-geometry svg:viewBox="0 0 1035 1566" draw:extrusion-allowed="true" draw:glue-points="870398 0 0 131242 0 262485 870398 127493 2911330 971194 3755466 3011077 2911330 5050960 1230562 5872163 1808326 5872163 3883024 3011077 870398 0" draw:type="non-primitive" draw:enhanced-path="M 232 0 C 151 0 73 12 0 35 0 70 0 70 0 70 73 47 151 34 232 34 444 34 637 120 776 259 915 399 1001 591 1001 803 1001 1015 915 1208 776 1347 658 1465 502 1544 328 1566 482 1566 482 1566 482 1566 803 1461 1035 1159 1035 803 1035 360 675 0 232 0 N"><draw:equation draw:name="f0" draw:formula=""/><draw:equation draw:name="f1" draw:formula=""/><draw:equation draw:name="f2" draw:formula="70-70"/><draw:equation draw:name="f3" draw:formula="70+73-47"/><draw:equation draw:name="f4" draw:formula=""/><draw:equation draw:name="f5" draw:formula=""/><draw:equation draw:name="f6" draw:formula="atan2(915,259)/(pi/180)"/><draw:equation draw:name="f7" draw:formula=""/><draw:equation draw:name="f8" draw:formula=""/><draw:equation draw:name="f9" draw:formula="atan2(658,1347)/(pi/180)"/><draw:equation draw:name="f10" draw:formula=""/><draw:equation draw:name="f11" draw:formula=""/><draw:equation draw:name="f12" draw:formula=""/><draw:equation draw:name="f13" draw:formula="1159*cos(atan2(803,1035))"/><draw:equation draw:name="f14" draw:formula="360*cos(atan2(0,675))"/><draw:equation draw:name="f15" draw:formula=""/><draw:equation draw:name="f16" draw:formula="(16384+8193)/2"/><draw:equation draw:name="f17" draw:formula="*8193/8193"/><draw:equation draw:name="f18" draw:formula="*8193/8193"/><draw:equation draw:name="f19" draw:formula="11+12-"/><draw:equation draw:name="f20" draw:formula=""/><draw:equation draw:name="f21" draw:formula="170-2"/><draw:equation draw:name="f22" draw:formula="341-4"/><draw:equation draw:name="f23" draw:formula=""/><draw:equation draw:name="f24" draw:formula=""/><draw:equation draw:name="f25" draw:formula=""/><draw:equation draw:name="f26" draw:formula=""/><draw:equation draw:name="f27" draw:formula=""/><draw:equation draw:name="f28" draw:formula=""/><draw:equation draw:name="f29" draw:formula="59*tan()"/><draw:equation draw:name="f30" draw:formula=""/></draw:enhanced-geometry></draw:custom-shape><draw:custom-shape draw:name="Freeform 33" draw:style-name="Mgr9" draw:text-style-name="MP7" svg:width="6.848cm" svg:height="8.22cm" svg:x="-1cm" svg:y="15.958cm"><text:p/><draw:enhanced-geometry svg:viewBox="0 0 657 789" draw:extrusion-allowed="true" draw:glue-points="870578 0 0 258781 0 1263899 469061 1706452 878083 2816583 870578 2959100 1474729 2711571 2120158 2580305 2465387 1593939 870578 0" draw:type="non-primitive" draw:enhanced-path="M 232 0 C 146 0 67 25 0 69 0 337 0 337 0 337 52 375 93 415 125 455 217 570 234 685 234 751 234 767 233 780 232 789 283 760 339 739 393 723 455 705 515 695 565 688 623 616 657 524 657 425 657 190 467 0 232 0 N"><draw:equation draw:name="f0" draw:formula=""/><draw:equation draw:name="f1" draw:formula=""/><draw:equation draw:name="f2" draw:formula="337-337"/><draw:equation draw:name="f3" draw:formula="337+52-375"/><draw:equation draw:name="f4" draw:formula=""/><draw:equation draw:name="f5" draw:formula=""/><draw:equation draw:name="f6" draw:formula=""/><draw:equation draw:name="f7" draw:formula=""/><draw:equation draw:name="f8" draw:formula=""/><draw:equation draw:name="f9" draw:formula=""/><draw:equation draw:name="f10" draw:formula="abs(695)"/><draw:equation draw:name="f11" draw:formula=""/><draw:equation draw:name="f12" draw:formula=""/><draw:equation draw:name="f13" draw:formula=""/><draw:equation draw:name="f14" draw:formula="12*cos(atan2(16384,2))"/><draw:equation draw:name="f15" draw:formula="*8193/8193"/><draw:equation draw:name="f16" draw:formula="*8193/8193"/><draw:equation draw:name="f17" draw:formula="*10/12"/><draw:equation draw:name="f18" draw:formula="atan2(13,18610)/(pi/180)"/><draw:equation draw:name="f19" draw:formula="--3363"/><draw:equation draw:name="f20" draw:formula="abs(0)"/><draw:equation draw:name="f21" draw:formula=""/><draw:equation draw:name="f22" draw:formula=""/><draw:equation draw:name="f23" draw:formula=""/><draw:equation draw:name="f24" draw:formula=""/><draw:equation draw:name="f25" draw:formula=""/><draw:equation draw:name="f26" draw:formula=""/><draw:equation draw:name="f27" draw:formula=""/></draw:enhanced-geometry></draw:custom-shape><draw:custom-shape draw:name="Freeform 34" draw:style-name="Mgr10" draw:text-style-name="MP7" svg:width="0.936cm" svg:height="2.532cm" svg:x="-0.714cm" svg:y="13.073cm"><text:p/><draw:enhanced-geometry svg:viewBox="0 0 90 243" draw:extrusion-allowed="true" draw:glue-points="59831 0 44873 0 7479 71248 220627 869976 272979 911225 287937 907475 329071 839977 115923 41249 59831 0" draw:type="non-primitive" draw:enhanced-path="M 16 0 C 15 0 14 0 12 0 5 3 0 11 2 19 59 232 59 232 59 232 61 238 67 243 73 243 75 243 76 243 77 242 85 240 90 232 88 224 31 11 31 11 31 11 29 4 23 0 16 0 N"><draw:equation draw:name="f0" draw:formula="0*tan(15)"/><draw:equation draw:name="f1" draw:formula="12"/><draw:equation draw:name="f2" draw:formula="max(3,0)"/><draw:equation draw:name="f3" draw:formula="(19+59)/2"/><draw:equation draw:name="f4" draw:formula=""/><draw:equation draw:name="f5" draw:formula=""/><draw:equation draw:name="f6" draw:formula=""/><draw:equation draw:name="f7" draw:formula=""/><draw:equation draw:name="f8" draw:formula=""/><draw:equation draw:name="f9" draw:formula=""/><draw:equation draw:name="f10" draw:formula=""/><draw:equation draw:name="f11" draw:formula=""/><draw:equation draw:name="f12" draw:formula="0*tan(10)"/><draw:equation draw:name="f13" draw:formula="(16384+8193)/2"/><draw:equation draw:name="f14" draw:formula="*8193/8193"/><draw:equation draw:name="f15" draw:formula="*-32768/9"/><draw:equation draw:name="f16" draw:formula="8*sin(atan2(0,-5705))"/><draw:equation draw:name="f17" draw:formula="-20663"/><draw:equation draw:name="f18" draw:formula="7479"/><draw:equation draw:name="f19" draw:formula=""/><draw:equation draw:name="f20" draw:formula=""/><draw:equation draw:name="f21" draw:formula=""/><draw:equation draw:name="f22" draw:formula=""/><draw:equation draw:name="f23" draw:formula=""/><draw:equation draw:name="f24" draw:formula=""/></draw:enhanced-geometry></draw:custom-shape><draw:custom-shape draw:name="Freeform 35" draw:style-name="Mgr11" draw:text-style-name="MP7" svg:width="0.533cm" svg:height="1.509cm" svg:x="2.108cm" svg:y="13.949cm"><text:p/><draw:enhanced-geometry svg:viewBox="0 0 51 145" draw:extrusion-allowed="true" draw:glue-points="135591 0 82861 41187 7533 483016 48963 542925 56496 542925 109226 501738 184554 59909 143124 0 135591 0" draw:type="non-primitive" draw:enhanced-path="M 36 0 C 29 0 23 5 22 11 2 129 2 129 2 129 0 136 5 144 13 145 13 145 14 145 15 145 22 145 27 140 29 134 49 16 49 16 49 16 51 9 46 2 38 0 37 0 37 0 36 0 N"><draw:equation draw:name="f0" draw:formula=""/><draw:equation draw:name="f1" draw:formula=""/><draw:equation draw:name="f2" draw:formula="(129+2)/2"/><draw:equation draw:name="f3" draw:formula="(129+0)/2"/><draw:equation draw:name="f4" draw:formula="max(144,13)"/><draw:equation draw:name="f5" draw:formula="sqrt(145)"/><draw:equation draw:name="f6" draw:formula="145*sqrt(1-(145/22)*(145/22))"/><draw:equation draw:name="f7" draw:formula=""/><draw:equation draw:name="f8" draw:formula=""/><draw:equation draw:name="f9" draw:formula=""/><draw:equation draw:name="f10" draw:formula=""/><draw:equation draw:name="f11" draw:formula=""/><draw:equation draw:name="f12" draw:formula=""/><draw:equation draw:name="f13" draw:formula="(16384+8193)/2"/><draw:equation draw:name="f14" draw:formula="*8193/8193"/><draw:equation draw:name="f15" draw:formula="*-32768/9"/><draw:equation draw:name="f16" draw:formula="8*sin(atan2(2,4519))"/><draw:equation draw:name="f17" draw:formula="17325-1"/><draw:equation draw:name="f18" draw:formula=""/><draw:equation draw:name="f19" draw:formula=""/><draw:equation draw:name="f20" draw:formula=""/><draw:equation draw:name="f21" draw:formula=""/><draw:equation draw:name="f22" draw:formula=""/><draw:equation draw:name="f23" draw:formula="max(,?f20 )"/><draw:equation draw:name="f24" draw:formula="4519-2"/></draw:enhanced-geometry></draw:custom-shape><draw:custom-shape draw:name="Freeform 36" draw:style-name="Mgr12" draw:text-style-name="MP7" svg:width="1.668cm" svg:height="2.188cm" svg:x="4.14cm" svg:y="14.11cm"><text:p/><draw:enhanced-geometry svg:viewBox="0 0 160 210" draw:extrusion-allowed="true" draw:glue-points="536317 0 491311 22497 18752 701161 30004 779901 63758 787400 108764 764903 585073 86239 570071 11249 536317 0" draw:type="non-primitive" draw:enhanced-path="M 143 0 C 139 0 134 2 131 6 5 187 5 187 5 187 0 194 1 203 8 208 11 210 14 210 17 210 21 210 26 208 29 204 156 23 156 23 156 23 160 17 159 7 152 3 149 1 146 0 143 0 N"><draw:equation draw:name="f0" draw:formula=""/><draw:equation draw:name="f1" draw:formula=""/><draw:equation draw:name="f2" draw:formula="max(187,5)"/><draw:equation draw:name="f3" draw:formula="max(187,0)"/><draw:equation draw:name="f4" draw:formula="203*8/208"/><draw:equation draw:name="f5" draw:formula="210*cos(atan2(210,14))"/><draw:equation draw:name="f6" draw:formula=""/><draw:equation draw:name="f7" draw:formula=""/><draw:equation draw:name="f8" draw:formula=""/><draw:equation draw:name="f9" draw:formula=""/><draw:equation draw:name="f10" draw:formula=""/><draw:equation draw:name="f11" draw:formula=""/><draw:equation draw:name="f12" draw:formula=""/><draw:equation draw:name="f13" draw:formula="(16384+8193)/2"/><draw:equation draw:name="f14" draw:formula="*8193/8193"/><draw:equation draw:name="f15" draw:formula="*-32768/9"/><draw:equation draw:name="f16" draw:formula="8*sin(atan2(8,12029))"/><draw:equation draw:name="f17" draw:formula="32559-7"/><draw:equation draw:name="f18" draw:formula=""/><draw:equation draw:name="f19" draw:formula=""/><draw:equation draw:name="f20" draw:formula=""/><draw:equation draw:name="f21" draw:formula=""/><draw:equation draw:name="f22" draw:formula=""/><draw:equation draw:name="f23" draw:formula=""/><draw:equation draw:name="f24" draw:formula=""/></draw:enhanced-geometry></draw:custom-shape><draw:custom-shape draw:name="Freeform 37" draw:style-name="Mgr13" draw:text-style-name="MP7" svg:width="1.486cm" svg:height="0.966cm" svg:x="5.664cm" svg:y="16.955cm"><text:p/><draw:enhanced-geometry svg:viewBox="0 0 143 93" draw:extrusion-allowed="true" draw:glue-points="471387 0 445199 7477 37412 242990 18706 317757 63600 347663 93529 340186 501316 104673 520022 29906 471387 0" draw:type="non-primitive" draw:enhanced-path="M 126 0 C 124 0 121 1 119 2 10 65 10 65 10 65 3 69 0 78 5 85 7 90 12 93 17 93 20 93 22 92 25 91 134 28 134 28 134 28 141 24 143 15 139 8 137 3 132 0 126 0 N"><draw:equation draw:name="f0" draw:formula=""/><draw:equation draw:name="f1" draw:formula=""/><draw:equation draw:name="f2" draw:formula="65*cos(10*(pi/180))"/><draw:equation draw:name="f3" draw:formula="65*cos(3*(pi/180))"/><draw:equation draw:name="f4" draw:formula="78+5-85"/><draw:equation draw:name="f5" draw:formula="sqrt(90*90+12*12+93*93)"/><draw:equation draw:name="f6" draw:formula=""/><draw:equation draw:name="f7" draw:formula=""/><draw:equation draw:name="f8" draw:formula=""/><draw:equation draw:name="f9" draw:formula=""/><draw:equation draw:name="f10" draw:formula=""/><draw:equation draw:name="f11" draw:formula=""/><draw:equation draw:name="f12" draw:formula=""/><draw:equation draw:name="f13" draw:formula="(16384+8193)/2"/><draw:equation draw:name="f14" draw:formula="*8193/8193"/><draw:equation draw:name="f15" draw:formula="*-32768/9"/><draw:equation draw:name="f16" draw:formula="8*sin(atan2(7,12635))"/><draw:equation draw:name="f17" draw:formula="-13553-6"/><draw:equation draw:name="f18" draw:formula=""/><draw:equation draw:name="f19" draw:formula=""/><draw:equation draw:name="f20" draw:formula=""/><draw:equation draw:name="f21" draw:formula="1*sqrt(1-(5/?f0 )*(5/?f0 ))"/><draw:equation draw:name="f22" draw:formula=""/><draw:equation draw:name="f23" draw:formula=""/><draw:equation draw:name="f24" draw:formula=""/></draw:enhanced-geometry></draw:custom-shape><draw:custom-shape draw:name="Freeform 38" draw:style-name="Mgr14" draw:text-style-name="MP7" svg:width="2.47cm" svg:height="0.489cm" svg:x="6.355cm" svg:y="19.537cm"><text:p/><draw:enhanced-geometry svg:viewBox="0 0 237 47" draw:extrusion-allowed="true" draw:glue-points="828983 0 825232 0 52515 67486 3751 127473 60017 176213 63768 176213 832734 108727 885249 48740 828983 0" draw:type="non-primitive" draw:enhanced-path="M 221 0 C 221 0 220 0 220 0 14 18 14 18 14 18 6 18 0 26 1 34 2 41 8 47 16 47 16 47 17 47 17 47 222 29 222 29 222 29 231 28 237 21 236 13 235 5 229 0 221 0 N"><draw:equation draw:name="f0" draw:formula=""/><draw:equation draw:name="f1" draw:formula=""/><draw:equation draw:name="f2" draw:formula="18+14-18"/><draw:equation draw:name="f3" draw:formula="18+6-18"/><draw:equation draw:name="f4" draw:formula="26+1-34"/><draw:equation draw:name="f5" draw:formula="(41+8)/2"/><draw:equation draw:name="f6" draw:formula="47*tan(16)"/><draw:equation draw:name="f7" draw:formula=""/><draw:equation draw:name="f8" draw:formula=""/><draw:equation draw:name="f9" draw:formula=""/><draw:equation draw:name="f10" draw:formula=""/><draw:equation draw:name="f11" draw:formula=""/><draw:equation draw:name="f12" draw:formula=""/><draw:equation draw:name="f13" draw:formula="(16384+8193)/2"/><draw:equation draw:name="f14" draw:formula="*8193/8193"/><draw:equation draw:name="f15" draw:formula="*-32768/9"/><draw:equation draw:name="f16" draw:formula="8*sin(atan2(12,-22985))"/><draw:equation draw:name="f17" draw:formula="-26736-12"/><draw:equation draw:name="f18" draw:formula="-13021"/><draw:equation draw:name="f19" draw:formula=""/><draw:equation draw:name="f20" draw:formula=""/><draw:equation draw:name="f21" draw:formula=""/><draw:equation draw:name="f22" draw:formula=""/><draw:equation draw:name="f23" draw:formula=""/><draw:equation draw:name="f24" draw:formula=""/></draw:enhanced-geometry></draw:custom-shape><draw:custom-shape draw:name="Freeform 39" draw:style-name="Mgr15" draw:text-style-name="MP7" svg:width="1.562cm" svg:height="0.754cm" svg:x="6.091cm" svg:y="21.913cm"><text:p/><draw:enhanced-geometry svg:viewBox="0 0 150 72" draw:extrusion-allowed="true" draw:glue-points="59944 0 7493 37703 41212 109339 479552 267693 498285 271463 550736 233760 517017 162124 78677 3770 59944 0" draw:type="non-primitive" draw:enhanced-path="M 16 0 C 10 0 5 4 2 10 0 17 4 26 11 29 128 71 128 71 128 71 130 72 132 72 133 72 139 72 145 68 147 62 150 55 146 46 138 43 21 1 21 1 21 1 20 0 18 0 16 0 N"><draw:equation draw:name="f0" draw:formula="0*tan(10)"/><draw:equation draw:name="f1" draw:formula="max(4,2)"/><draw:equation draw:name="f2" draw:formula="17+4-26"/><draw:equation draw:name="f3" draw:formula="29*cos(atan2(71,128))"/><draw:equation draw:name="f4" draw:formula="sqrt(71*71-71*71)"/><draw:equation draw:name="f5" draw:formula="-(sin(72*(pi/180))*(72-10800)-cos(72*(pi/180))*(132-10800))+10800"/><draw:equation draw:name="f6" draw:formula=""/><draw:equation draw:name="f7" draw:formula=""/><draw:equation draw:name="f8" draw:formula=""/><draw:equation draw:name="f9" draw:formula=""/><draw:equation draw:name="f10" draw:formula=""/><draw:equation draw:name="f11" draw:formula=""/><draw:equation draw:name="f12" draw:formula="0*tan(10)"/><draw:equation draw:name="f13" draw:formula="(16384+8193)/2"/><draw:equation draw:name="f14" draw:formula="*8193/8193"/><draw:equation draw:name="f15" draw:formula="*-32768/9"/><draw:equation draw:name="f16" draw:formula="8*sin(atan2(0,-5592))"/><draw:equation draw:name="f17" draw:formula="7493"/><draw:equation draw:name="f18" draw:formula=""/><draw:equation draw:name="f19" draw:formula=""/><draw:equation draw:name="f20" draw:formula=""/><draw:equation draw:name="f21" draw:formula=""/><draw:equation draw:name="f22" draw:formula=""/><draw:equation draw:name="f23" draw:formula=""/><draw:equation draw:name="f24" draw:formula=""/></draw:enhanced-geometry></draw:custom-shape></draw:g><text:user-field-get text:name="py3o.o.company_id.bf_report_header">o.company_id.bf_report_header</text:user-field-get></text:p>
      </style:header>
      <style:footer>
        <text:user-field-decls>
          <text:user-field-decl office:value-type="string" office:string-value="o.company_id.bf_display_address" text:name="py3o.o.company_id.bf_display_address"/>
          <text:user-field-decl office:value-type="string" office:string-value="o.company_id.bf_report_footer" text:name="py3o.o.company_id.bf_report_footer"/>
          <text:user-field-decl office:value-type="string" office:string-value="o.company_id.email" text:name="py3o.o.company_id.email"/>
          <text:user-field-decl office:value-type="string" office:string-value="o.company_id.phone" text:name="py3o.o.company_id.phone"/>
          <text:user-field-decl office:value-type="string" office:string-value="o.company_id.website" text:name="py3o.o.company_id.website"/>
        </text:user-field-decls>
        <text:p text:style-name="MP8">THANK YOU FOR YOUR BUSINESS</text:p>
        <table:table table:name="Tabla2" table:style-name="Tabla2">
          <table:table-column table:style-name="Tabla2.A"/>
          <table:table-column table:style-name="Tabla2.B"/>
          <table:table-column table:style-name="Tabla2.C"/>
          <table:table-column table:style-name="Tabla2.D"/>
          <table:table-row table:style-name="TableLine539536384">
            <table:table-cell table:style-name="Tabla2.A1" office:value-type="string">
              <text:p text:style-name="MP10"><draw:g text:anchor-type="as-char" draw:z-index="4" draw:name="Shape1" draw:style-name="Mgr16"><draw:custom-shape draw:name="Freeform 71" draw:style-name="Mgr17" draw:text-style-name="MP11" svg:width="0.666cm" svg:height="0.666cm" svg:x="0cm" svg:y="0.007cm"><text:p/><draw:enhanced-geometry svg:viewBox="0 0 64 64" draw:extrusion-allowed="true" draw:glue-points="183287 134660 145881 160844 138400 153362 78551 89773 97254 74811 82292 22443 67330 7481 29924 7481 11222 26184 7481 89773 130919 224433 183287 239395 213211 224433 231914 209471 231914 172065 220692 198249 213211 205730 183287 224433 138400 213211 18703 86033 22443 37405 48627 14962 56108 18703 71070 33665 86033 63589 67330 82292 63589 93514 82292 123438 130919 168325 142141 172065 149622 175806 175806 153362 190768 153362 220692 198249 220692 198249" draw:type="non-primitive" draw:enhanced-path="M 54 38 C 52 37 51 36 49 36 47 36 45 37 44 38 39 43 39 43 39 43 39 42 39 42 38 42 38 42 37 42 37 41 33 39 29 35 25 30 23 28 22 26 21 24 22 23 23 22 25 21 25 21 25 20 26 20 29 17 29 13 26 10 22 6 22 6 22 6 21 5 21 5 20 5 20 4 19 3 18 2 16 0 15 0 13 0 11 0 9 0 8 2 8 2 8 2 8 2 3 7 3 7 3 7 1 9 0 11 0 14 0 18 1 22 2 24 4 31 8 36 13 43 19 50 27 56 35 60 39 62 43 64 48 64 48 64 49 64 49 64 52 64 55 63 57 60 57 60 57 60 57 60 58 59 59 59 60 58 60 57 61 57 62 56 63 54 64 53 64 51 64 49 63 47 62 46 L 54 38 Z M 59 53 C 59 53 59 53 59 53 58 54 58 54 57 55 56 56 55 57 54 58 53 59 51 60 49 60 49 60 49 60 48 60 44 60 40 58 37 57 29 53 22 47 16 40 11 34 8 29 5 23 4 19 4 16 4 14 4 12 5 11 6 10 11 5 11 5 11 5 11 4 12 4 13 4 14 4 15 4 15 5 15 5 15 5 15 5 16 6 17 6 18 7 18 8 19 8 19 9 23 13 23 13 23 13 25 14 25 16 23 17 23 17 22 18 22 18 21 20 19 21 18 22 18 22 18 22 18 22 17 23 17 24 17 25 17 25 17 25 17 25 18 28 20 30 22 33 22 33 22 33 22 33 26 38 30 42 35 45 35 45 36 45 37 45 37 46 38 46 38 46 38 46 38 46 38 46 39 47 39 47 40 47 41 47 42 46 42 46 47 41 47 41 47 41 47 40 48 40 49 40 50 40 51 40 51 41 59 49 59 49 59 49 60 50 60 52 59 53 Z M 59 53 C 59 53 59 53 59 53 N"/></draw:custom-shape><draw:custom-shape draw:name="Freeform 72" draw:style-name="Mgr18" draw:text-style-name="MP11" svg:width="0.221cm" svg:height="0.221cm" svg:x="0.347cm" svg:y="0.122cm"><text:p/><draw:enhanced-geometry svg:viewBox="0 0 21 21" draw:extrusion-allowed="true" draw:glue-points="7560 15119 45357 34018 64256 71815 71815 79375 71815 79375 79375 68036 52917 22679 7560 0 0 7560 7560 15119 7560 15119 7560 15119" draw:type="non-primitive" draw:enhanced-path="M 2 4 C 6 5 9 6 12 9 14 12 16 15 17 19 17 20 18 21 19 21 19 21 19 21 19 21 20 21 21 20 21 18 20 14 18 10 14 6 11 3 7 1 2 0 1 0 0 1 0 2 0 3 1 4 2 4 Z M 2 4 C 2 4 2 4 2 4 N"><draw:equation draw:name="f0" draw:formula="(4+6)/2"/><draw:equation draw:name="f1" draw:formula="6*sin(12*(pi/180))"/><draw:equation draw:name="f2" draw:formula="12+16-15"/><draw:equation draw:name="f3" draw:formula=""/><draw:equation draw:name="f4" draw:formula=""/><draw:equation draw:name="f5" draw:formula=""/><draw:equation draw:name="f6" draw:formula=""/><draw:equation draw:name="f7" draw:formula=""/><draw:equation draw:name="f8" draw:formula=""/><draw:equation draw:name="f9" draw:formula="6+11-3"/><draw:equation draw:name="f10" draw:formula="sqrt(1*1+2*2+0*0)"/><draw:equation draw:name="f11" draw:formula="0*0"/><draw:equation draw:name="f12" draw:formula="2-3"/><draw:equation draw:name="f13" draw:formula="4*2/4"/><draw:equation draw:name="f14" draw:formula="(4+2)/2"/><draw:equation draw:name="f15" draw:formula="(4+2)/2"/><draw:equation draw:name="f16" draw:formula="16+2-16384"/><draw:equation draw:name="f17" draw:formula="*8193/8193"/><draw:equation draw:name="f18" draw:formula="*8193/8193"/><draw:equation draw:name="f19" draw:formula="*16384/8193"/><draw:equation draw:name="f20" draw:formula="12+16-"/><draw:equation draw:name="f21" draw:formula=""/><draw:equation draw:name="f22" draw:formula=""/><draw:equation draw:name="f23" draw:formula="+-"/><draw:equation draw:name="f24" draw:formula=""/><draw:equation draw:name="f25" draw:formula=""/><draw:equation draw:name="f26" draw:formula="1*sqrt(1-(/2500)*(/2500))"/><draw:equation draw:name="f27" draw:formula=""/><draw:equation draw:name="f28" draw:formula=""/><draw:equation draw:name="f29" draw:formula="7560"/><draw:equation draw:name="f30" draw:formula=""/><draw:equation draw:name="f31" draw:formula=""/></draw:enhanced-geometry></draw:custom-shape><draw:custom-shape draw:name="Freeform 73" draw:style-name="Mgr18" draw:text-style-name="MP11" svg:width="0.331cm" svg:height="0.336cm" svg:x="0.367cm" svg:y="0cm"><text:p/><draw:enhanced-geometry svg:viewBox="0 0 32 32" draw:extrusion-allowed="true" draw:glue-points="118745 113109 81637 37703 7422 0 0 3770 3711 15081 70505 49014 103902 116880 111323 120650 111323 120650 118745 113109 118745 113109 118745 113109" draw:type="non-primitive" draw:enhanced-path="M 32 30 C 31 22 27 16 22 10 16 5 9 1 2 0 1 0 0 0 0 1 0 2 0 3 1 4 8 5 14 8 19 13 24 18 27 24 28 31 28 31 29 32 30 32 30 32 30 32 30 32 31 32 32 31 32 30 Z M 32 30 C 32 30 32 30 32 30 N"><draw:equation draw:name="f0" draw:formula=""/><draw:equation draw:name="f1" draw:formula=""/><draw:equation draw:name="f2" draw:formula="5*tan(9)"/><draw:equation draw:name="f3" draw:formula="(0+1)/2"/><draw:equation draw:name="f4" draw:formula="-1"/><draw:equation draw:name="f5" draw:formula="2-3"/><draw:equation draw:name="f6" draw:formula="4*8/5"/><draw:equation draw:name="f7" draw:formula="8+19-13"/><draw:equation draw:name="f8" draw:formula=""/><draw:equation draw:name="f9" draw:formula=""/><draw:equation draw:name="f10" draw:formula=""/><draw:equation draw:name="f11" draw:formula=""/><draw:equation draw:name="f12" draw:formula=""/><draw:equation draw:name="f13" draw:formula=""/><draw:equation draw:name="f14" draw:formula=""/><draw:equation draw:name="f15" draw:formula=""/><draw:equation draw:name="f16" draw:formula="16+2-16384"/><draw:equation draw:name="f17" draw:formula="*8193/8193"/><draw:equation draw:name="f18" draw:formula="*8193/8193"/><draw:equation draw:name="f19" draw:formula="*16384/8193"/><draw:equation draw:name="f20" draw:formula="12+16-"/><draw:equation draw:name="f21" draw:formula=""/><draw:equation draw:name="f22" draw:formula=""/><draw:equation draw:name="f23" draw:formula=""/><draw:equation draw:name="f24" draw:formula="3770"/><draw:equation draw:name="f25" draw:formula=""/><draw:equation draw:name="f26" draw:formula=""/><draw:equation draw:name="f27" draw:formula=""/><draw:equation draw:name="f28" draw:formula=""/><draw:equation draw:name="f29" draw:formula=""/><draw:equation draw:name="f30" draw:formula=""/><draw:equation draw:name="f31" draw:formula=""/></draw:enhanced-geometry></draw:custom-shape></draw:g></text:p>
            </table:table-cell>
            <table:table-cell table:style-name="Tabla2.A1" office:value-type="string">
              <text:p text:style-name="MP10"><draw:g text:anchor-type="as-char" draw:z-index="5" draw:name="Shape2" draw:style-name="Mgr16"><draw:custom-shape draw:name="Freeform 67" draw:style-name="Mgr19" draw:text-style-name="MP11" svg:width="0.604cm" svg:height="0.604cm" svg:x="0.099cm" svg:y="0.076cm"><text:p/><draw:enhanced-geometry svg:viewBox="0 0 58 58" draw:extrusion-allowed="true" draw:glue-points="33699 29954 33699 29954 108585 217170 108585 0 131051 37443 86119 101096 86119 112329 134795 153517 78631 153517 78631 63653 123562 67398 119818 56165 82375 52420 108585 11233 74886 33699 44932 33699 11233 112329 29954 108585 11233 101096 67398 59909 67398 157261 11233 112329 71142 168494 86119 202193 108585 205937 82375 164750 134795 164750 108585 205937 138539 183471 168494 183471 175983 175983 149772 112329 175983 175983 138539 33699 168494 33699 153517 52420 161005 56165 205937 101096 149772 101096" draw:type="non-primitive" draw:enhanced-path="M 29 0 C 21 0 14 3 9 8 9 8 9 8 9 8 9 8 9 8 9 8 3 14 0 21 0 29 0 45 13 58 29 58 45 58 58 45 58 29 58 13 45 0 29 0 Z M 29 3 C 31 3 33 6 35 10 36 15 37 21 38 27 23 27 23 27 23 27 22 27 21 28 21 29 21 30 22 30 23 30 38 30 38 30 38 30 37 34 37 38 36 41 34 40 31 40 29 40 26 40 23 40 21 41 20 37 20 33 20 29 20 25 20 21 21 17 23 18 26 18 29 18 30 18 31 18 33 18 34 18 34 17 34 16 34 16 33 15 32 15 31 15 30 15 29 15 26 15 24 15 22 14 22 13 22 11 23 10 24 6 27 3 29 3 Z M 23 4 C 22 5 21 7 20 9 20 10 19 12 19 13 16 12 14 11 12 9 15 7 19 5 23 4 Z M 3 30 C 7 30 7 30 7 30 7 30 8 30 8 29 8 28 7 27 7 27 3 27 3 27 3 27 3 21 6 16 10 11 12 13 15 15 18 16 17 20 17 24 17 29 17 34 17 38 18 42 15 43 12 45 10 47 6 42 3 37 3 30 Z M 12 49 C 14 47 16 46 19 45 19 46 20 48 20 49 21 51 22 53 23 54 19 53 15 51 12 49 Z M 29 55 C 27 55 24 52 23 48 22 47 22 45 22 44 24 43 26 43 29 43 31 43 34 43 36 44 35 45 35 47 35 48 33 52 31 55 29 55 Z M 35 54 C 36 53 37 51 37 49 38 48 38 46 39 45 41 46 43 47 45 49 42 51 39 53 35 54 Z M 47 47 C 45 45 42 43 39 42 40 38 40 34 40 30 55 30 55 30 55 30 54 37 52 42 47 47 Z M 40 27 C 40 21 39 14 37 9 37 7 36 5 35 4 39 5 42 7 45 9 44 10 43 11 41 12 41 12 40 13 41 14 41 14 41 15 42 15 42 15 43 15 43 15 44 14 46 12 47 11 52 15 54 21 55 27 L 40 27 Z M 40 27 C 40 27 40 27 40 27 N"/></draw:custom-shape><draw:custom-shape draw:name="Freeform 69" draw:style-name="Mgr20" draw:text-style-name="MP11" svg:width="0.772cm" svg:height="0.75cm" svg:x="0cm" svg:y="0cm"><text:p/><draw:enhanced-geometry svg:viewBox="0 0 74 72" draw:extrusion-allowed="true" draw:glue-points="269995 101203 273745 93707 224996 26238 142497 0 41249 41231 0 138686 11250 194910 41249 236141 37499 247385 59999 269875 82499 247385 59999 224896 48749 228644 11250 138686 142497 11245 266245 97455 269995 101203 59999 236141 71249 247385 59999 258630 48749 247385 59999 236141 59999 236141 59999 236141" draw:type="non-primitive" draw:enhanced-path="M 72 27 C 73 27 74 26 73 25 71 18 66 12 60 7 53 2 46 0 38 0 28 0 18 3 11 11 4 18 0 27 0 37 0 42 1 47 3 52 5 56 8 60 11 63 10 64 10 65 10 66 10 70 13 72 16 72 19 72 22 70 22 66 22 63 19 60 16 60 15 60 14 60 13 61 7 55 3 46 3 37 3 18 19 3 38 3 53 3 66 12 71 26 71 27 72 28 72 27 Z M 16 63 C 18 63 19 65 19 66 19 68 18 69 16 69 14 69 13 68 13 66 13 65 14 63 16 63 Z M 16 63 C 16 63 16 63 16 63 N"><draw:equation draw:name="f0" draw:formula=""/><draw:equation draw:name="f1" draw:formula=""/><draw:equation draw:name="f2" draw:formula=""/><draw:equation draw:name="f3" draw:formula=""/><draw:equation draw:name="f4" draw:formula=""/><draw:equation draw:name="f5" draw:formula=""/><draw:equation draw:name="f6" draw:formula="11*cos(atan2(18,4))"/><draw:equation draw:name="f7" draw:formula="27-37"/><draw:equation draw:name="f8" draw:formula="42+1-47"/><draw:equation draw:name="f9" draw:formula="abs(52)"/><draw:equation draw:name="f10" draw:formula="atan2(11,60)/(pi/180)"/><draw:equation draw:name="f11" draw:formula="64*cos(10*(pi/180))"/><draw:equation draw:name="f12" draw:formula="66*cos(10*(pi/180))"/><draw:equation draw:name="f13" draw:formula="sqrt(72)"/><draw:equation draw:name="f14" draw:formula=""/><draw:equation draw:name="f15" draw:formula=""/><draw:equation draw:name="f16" draw:formula=""/><draw:equation draw:name="f17" draw:formula="60*sqrt(1-(60/14)*(60/14))"/><draw:equation draw:name="f18" draw:formula="sqrt(61)"/><draw:equation draw:name="f19" draw:formula="abs(46)"/><draw:equation draw:name="f20" draw:formula="abs(18)"/><draw:equation draw:name="f21" draw:formula=""/><draw:equation draw:name="f22" draw:formula=""/><draw:equation draw:name="f23" draw:formula=""/><draw:equation draw:name="f24" draw:formula=""/><draw:equation draw:name="f25" draw:formula=""/><draw:equation draw:name="f26" draw:formula=""/><draw:equation draw:name="f27" draw:formula=""/><draw:equation draw:name="f28" draw:formula="69+13-68"/><draw:equation draw:name="f29" draw:formula="sqrt(66)"/><draw:equation draw:name="f30" draw:formula="63+16-63"/><draw:equation draw:name="f31" draw:formula="63*tan(16)"/><draw:equation draw:name="f32" draw:formula="63*tan(16)"/><draw:equation draw:name="f33" draw:formula=""/><draw:equation draw:name="f34" draw:formula="*8193/8193"/><draw:equation draw:name="f35" draw:formula="*8193/8193"/><draw:equation draw:name="f36" draw:formula="*8193/8193"/><draw:equation draw:name="f37" draw:formula="*8193/8193"/><draw:equation draw:name="f38" draw:formula="*/8193"/><draw:equation draw:name="f39" draw:formula="*24577/16384"/><draw:equation draw:name="f40" draw:formula="*24/32"/><draw:equation draw:name="f41" draw:formula="atan2(4,7851)/(pi/180)"/><draw:equation draw:name="f42" draw:formula="11601*4/28171"/><draw:equation draw:name="f43" draw:formula="28388*3/26238"/><draw:equation draw:name="f44" draw:formula="11425+2"/><draw:equation draw:name="f45" draw:formula="-24287--24305"/><draw:equation draw:name="f46" draw:formula="-7614"/><draw:equation draw:name="f47" draw:formula="(11250+0)/2"/><draw:equation draw:name="f48" draw:formula="(-24287+0)/2"/><draw:equation draw:name="f49" draw:formula="abs(-28037)"/><draw:equation draw:name="f50" draw:formula="abs(-5537)"/><draw:equation draw:name="f51" draw:formula="min(16963,1)"/><draw:equation draw:name="f52" draw:formula="abs(-5537)"/><draw:equation draw:name="f53" draw:formula="abs(-16787)"/><draw:equation draw:name="f54" draw:formula="abs(11250)"/><draw:equation draw:name="f55" draw:formula="(11425+2)/2"/><draw:equation draw:name="f56" draw:formula="4101+4-31919"/><draw:equation draw:name="f57" draw:formula="7851*4/-29869"/><draw:equation draw:name="f58" draw:formula="-5537*0/-26003"/><draw:equation draw:name="f59" draw:formula="abs(5713)"/><draw:equation draw:name="f60" draw:formula="abs(-5537)"/><draw:equation draw:name="f61" draw:formula="abs(-16787)"/><draw:equation draw:name="f62" draw:formula="abs(-5537)"/><draw:equation draw:name="f63" draw:formula="abs(-5537)"/><draw:equation draw:name="f64" draw:formula="abs(-5537)"/><draw:equation draw:name="f65" draw:formula="abs(24)"/></draw:enhanced-geometry></draw:custom-shape></draw:g></text:p>
            </table:table-cell>
            <table:table-cell table:style-name="Tabla2.A1" office:value-type="string">
              <text:p text:style-name="MP10"><draw:g text:anchor-type="as-char" draw:z-index="6" draw:name="Shape3" draw:style-name="Mgr16"><draw:custom-shape draw:name="Freeform 65" draw:style-name="Mgr21" draw:text-style-name="MP11" svg:width="0.586cm" svg:height="0.727cm" svg:x="0cm" svg:y="0cm"><text:p/><draw:enhanced-geometry svg:viewBox="0 0 56 70" draw:extrusion-allowed="true" draw:glue-points="105410 0 0 104648 0 123335 0 127073 7529 149497 97881 261620 105410 261620 109175 261620 199526 149497 207055 127073 207055 123335 210820 104648 105410 0 191997 123335 191997 123335 191997 123335 191997 123335 188232 142022 188232 142022 105410 242933 22588 142022 22588 142022 15059 123335 15059 123335 15059 123335 15059 123335 11294 104648 105410 14950 195761 104648 191997 123335 191997 123335 191997 123335" draw:type="non-primitive" draw:enhanced-path="M 28 0 C 12 0 0 12 0 28 0 30 0 31 0 33 0 33 0 34 0 34 1 36 1 38 2 40 5 47 12 58 26 70 27 70 27 70 28 70 28 70 29 70 29 70 44 58 50 47 53 40 54 38 55 36 55 34 55 34 55 33 55 33 56 31 56 30 56 28 56 12 43 0 28 0 Z M 51 33 C 51 33 51 33 51 33 51 33 51 33 51 33 51 33 51 33 51 33 51 35 50 37 50 38 50 38 50 38 50 38 47 45 41 55 28 65 15 55 8 45 6 38 6 38 6 38 6 38 5 37 4 35 4 33 4 33 4 33 4 33 4 33 4 33 4 33 4 33 4 33 4 33 4 31 3 29 3 28 3 15 14 4 28 4 41 4 52 15 52 28 52 29 52 31 51 33 Z M 51 33 C 51 33 51 33 51 33 N"><draw:equation draw:name="f0" draw:formula=""/><draw:equation draw:name="f1" draw:formula="12-28"/><draw:equation draw:name="f2" draw:formula="30-31"/><draw:equation draw:name="f3" draw:formula="33-33"/><draw:equation draw:name="f4" draw:formula="34-34"/><draw:equation draw:name="f5" draw:formula="36/38"/><draw:equation draw:name="f6" draw:formula="(40+5)/2"/><draw:equation draw:name="f7" draw:formula="58*sin(atan2(70,26))"/><draw:equation draw:name="f8" draw:formula=""/><draw:equation draw:name="f9" draw:formula=""/><draw:equation draw:name="f10" draw:formula=""/><draw:equation draw:name="f11" draw:formula=""/><draw:equation draw:name="f12" draw:formula=""/><draw:equation draw:name="f13" draw:formula=""/><draw:equation draw:name="f14" draw:formula=""/><draw:equation draw:name="f15" draw:formula=""/><draw:equation draw:name="f16" draw:formula=""/><draw:equation draw:name="f17" draw:formula=""/><draw:equation draw:name="f18" draw:formula=""/><draw:equation draw:name="f19" draw:formula=""/><draw:equation draw:name="f20" draw:formula=""/><draw:equation draw:name="f21" draw:formula=""/><draw:equation draw:name="f22" draw:formula=""/><draw:equation draw:name="f23" draw:formula=""/><draw:equation draw:name="f24" draw:formula=""/><draw:equation draw:name="f25" draw:formula=""/><draw:equation draw:name="f26" draw:formula=""/><draw:equation draw:name="f27" draw:formula=""/><draw:equation draw:name="f28" draw:formula="45*sqrt(1-(55/8)*(55/8))"/><draw:equation draw:name="f29" draw:formula="if(38,6,38)"/><draw:equation draw:name="f30" draw:formula="if(38,6,38)"/><draw:equation draw:name="f31" draw:formula="max(37,4)"/><draw:equation draw:name="f32" draw:formula="min(33,4)"/><draw:equation draw:name="f33" draw:formula="min(33,4)"/><draw:equation draw:name="f34" draw:formula="min(33,4)"/><draw:equation draw:name="f35" draw:formula="min(33,4)"/><draw:equation draw:name="f36" draw:formula="min(33,4)"/><draw:equation draw:name="f37" draw:formula="min(31,3)"/><draw:equation draw:name="f38" draw:formula="abs(28)"/><draw:equation draw:name="f39" draw:formula="4+28-4"/><draw:equation draw:name="f40" draw:formula=""/><draw:equation draw:name="f41" draw:formula=""/><draw:equation draw:name="f42" draw:formula=""/><draw:equation draw:name="f43" draw:formula=""/><draw:equation draw:name="f44" draw:formula=""/><draw:equation draw:name="f45" draw:formula=""/><draw:equation draw:name="f46" draw:formula="*8193/8193"/><draw:equation draw:name="f47" draw:formula="*8193/8193"/><draw:equation draw:name="f48" draw:formula="*8193/8193"/><draw:equation draw:name="f49" draw:formula="*/8193"/><draw:equation draw:name="f50" draw:formula="*8193/8193"/><draw:equation draw:name="f51" draw:formula="*8193/8193"/><draw:equation draw:name="f52" draw:formula="*8193/8193"/><draw:equation draw:name="f53" draw:formula="*24577/16384"/><draw:equation draw:name="f54" draw:formula="*32/48"/><draw:equation draw:name="f55" draw:formula="atan2(1,-25662)/(pi/180)"/><draw:equation draw:name="f56" draw:formula="--26424"/><draw:equation draw:name="f57" draw:formula="0*0/-7737"/><draw:equation draw:name="f58" draw:formula="0*0/-3999"/><draw:equation draw:name="f59" draw:formula="7529*0/18425"/><draw:equation draw:name="f60" draw:formula="(32345+1)/2"/><draw:equation draw:name="f61" draw:formula="abs(-25662)"/><draw:equation draw:name="f62" draw:formula="abs(-21897)"/><draw:equation draw:name="f63" draw:formula="abs(2918)"/><draw:equation draw:name="f64" draw:formula="(10447+3)/2"/><draw:equation draw:name="f65" draw:formula="10447*3/-7737"/><draw:equation draw:name="f66" draw:formula="14212*3/-26424"/><draw:equation draw:name="f67" draw:formula="-25662"/><draw:equation draw:name="f68" draw:formula="-4611+2--7737"/><draw:equation draw:name="f69" draw:formula="-4611*2/-7737"/><draw:equation draw:name="f70" draw:formula="-4611*2/-7737"/><draw:equation draw:name="f71" draw:formula="-4611*2/-7737"/><draw:equation draw:name="f72" draw:formula="-8376*2/10950"/><draw:equation draw:name="f73" draw:formula="(-8376+2)/2"/><draw:equation draw:name="f74" draw:formula="(-25662+1)/2"/><draw:equation draw:name="f75" draw:formula="abs(22588)"/><draw:equation draw:name="f76" draw:formula="(22588+0)/2"/><draw:equation draw:name="f77" draw:formula="(15059+0)/2"/><draw:equation draw:name="f78" draw:formula="15059*0/-7737"/><draw:equation draw:name="f79" draw:formula="15059*0/-7737"/><draw:equation draw:name="f80" draw:formula="15059*0/-7737"/><draw:equation draw:name="f81" draw:formula="11294*0/-26424"/><draw:equation draw:name="f82" draw:formula="-25662/14950"/><draw:equation draw:name="f83" draw:formula="-847+2--26424"/><draw:equation draw:name="f84" draw:formula="-4611*2/-7737"/><draw:equation draw:name="f85" draw:formula="-4611*2/-7737"/><draw:equation draw:name="f86" draw:formula="-4611*2/-7737"/><draw:equation draw:name="f87" draw:formula="32*48/4"/><draw:equation draw:name="f88" draw:formula=""/><draw:equation draw:name="f89" draw:formula=""/></draw:enhanced-geometry></draw:custom-shape><draw:custom-shape draw:name="Freeform 66" draw:style-name="Mgr18" draw:text-style-name="MP11" svg:width="0.375cm" svg:height="0.375cm" svg:x="0.101cm" svg:y="0.102cm"><text:p/><draw:enhanced-geometry svg:viewBox="0 0 36 36" draw:extrusion-allowed="true" draw:glue-points="67310 0 0 67310 67310 134620 134620 67310 67310 0 67310 119662 14958 67310 67310 14958 119662 67310 67310 119662 67310 119662 67310 119662" draw:type="non-primitive" draw:enhanced-path="M 18 0 C 8 0 0 8 0 18 0 28 8 36 18 36 28 36 36 28 36 18 36 8 28 0 18 0 Z M 18 32 C 10 32 4 26 4 18 4 11 10 4 18 4 25 4 32 11 32 18 32 26 25 32 18 32 Z M 18 32 C 18 32 18 32 18 32 N"><draw:equation draw:name="f0" draw:formula=""/><draw:equation draw:name="f1" draw:formula="8-18"/><draw:equation draw:name="f2" draw:formula="28+8-36"/><draw:equation draw:name="f3" draw:formula=""/><draw:equation draw:name="f4" draw:formula=""/><draw:equation draw:name="f5" draw:formula=""/><draw:equation draw:name="f6" draw:formula=""/><draw:equation draw:name="f7" draw:formula="32*cos(4*(pi/180))"/><draw:equation draw:name="f8" draw:formula="min(18,4)"/><draw:equation draw:name="f9" draw:formula="4*cos(18*(pi/180))"/><draw:equation draw:name="f10" draw:formula=""/><draw:equation draw:name="f11" draw:formula=""/><draw:equation draw:name="f12" draw:formula=""/><draw:equation draw:name="f13" draw:formula=""/><draw:equation draw:name="f14" draw:formula=""/><draw:equation draw:name="f15" draw:formula="16384*sqrt(1-(16/2)*(16/2))"/><draw:equation draw:name="f16" draw:formula="*8193/8193"/><draw:equation draw:name="f17" draw:formula="*/8193"/><draw:equation draw:name="f18" draw:formula="*24577/16384"/><draw:equation draw:name="f19" draw:formula="*12/16"/><draw:equation draw:name="f20" draw:formula="atan2(1,1774)/(pi/180)"/><draw:equation draw:name="f21" draw:formula="-1774"/><draw:equation draw:name="f22" draw:formula="1774/3548"/><draw:equation draw:name="f23" draw:formula="(3548+2)/2"/><draw:equation draw:name="f24" draw:formula="1774"/><draw:equation draw:name="f25" draw:formula="1774+1--11410"/><draw:equation draw:name="f26" draw:formula="14958*0/1774"/><draw:equation draw:name="f27" draw:formula="1774/14958"/><draw:equation draw:name="f28" draw:formula="-11410+1-1774"/><draw:equation draw:name="f29" draw:formula="1774/-11410"/></draw:enhanced-geometry></draw:custom-shape></draw:g></text:p>
            </table:table-cell>
            <table:table-cell table:style-name="Tabla2.A1" table:number-rows-spanned="2" office:value-type="string">
              <text:p text:style-name="MP12"><text:user-field-get text:name="py3o.o.company_id.bf_report_footer">o.company_id.bf_report_footer</text:user-field-get></text:p>
            </table:table-cell>
          </table:table-row>
          <table:table-row table:style-name="Tabla2.2">
            <table:table-cell table:style-name="Tabla2.A1" office:value-type="string">
              <text:p text:style-name="MP13"><text:user-field-get text:name="py3o.o.company_id.phone">o.company_id.phone</text:user-field-get></text:p>
              <text:p text:style-name="MP13"><draw:custom-shape text:anchor-type="as-char" draw:z-index="7" draw:name="Rectangle 74" draw:style-name="Mgr22" draw:text-style-name="MP14" svg:width="0.71cm" svg:height="0.071cm"><text:p/><draw:enhanced-geometry svg:viewBox="0 0 21600 21600" draw:type="rectangle" draw:enhanced-path="M 0 0 L 21600 0 21600 21600 0 21600 0 0 Z N"/></draw:custom-shape></text:p>
            </table:table-cell>
            <table:table-cell table:style-name="Tabla2.A1" office:value-type="string">
              <text:p text:style-name="MP13"><text:user-field-get text:name="py3o.o.company_id.email">o.company_id.email</text:user-field-get></text:p>
              <text:p text:style-name="MP13"><text:user-field-get text:name="py3o.o.company_id.website">o.company_id.website</text:user-field-get></text:p>
              <text:p text:style-name="MP13"><draw:custom-shape text:anchor-type="as-char" draw:z-index="8" draw:name="Rectangle 74" draw:style-name="Mgr22" draw:text-style-name="MP14" svg:width="0.71cm" svg:height="0.071cm"><text:p/><draw:enhanced-geometry svg:viewBox="0 0 21600 21600" draw:type="rectangle" draw:enhanced-path="M 0 0 L 21600 0 21600 21600 0 21600 0 0 Z N"/></draw:custom-shape></text:p>
            </table:table-cell>
            <table:table-cell table:style-name="Tabla2.A1" office:value-type="string">
              <text:p text:style-name="MP13"><text:user-field-get text:name="py3o.o.company_id.bf_display_address">o.company_id.bf_display_address</text:user-field-get></text:p>
              <text:p text:style-name="MP13"><draw:custom-shape text:anchor-type="as-char" draw:z-index="9" draw:name="Rectangle 74" draw:style-name="Mgr22" draw:text-style-name="MP14" svg:width="0.71cm" svg:height="0.071cm"><text:p/><draw:enhanced-geometry svg:viewBox="0 0 21600 21600" draw:type="rectangle" draw:enhanced-path="M 0 0 L 21600 0 21600 21600 0 21600 0 0 Z N"/></draw:custom-shape></text:p>
            </table:table-cell>
            <table:covered-table-cell table:style-name="Tabla2.A1"/>
          </table:table-row>
        </table:table>
        <text:p text:style-name="MP9"><text:span text:style-name="MT1"><text:page-number text:select-page="current">1</text:page-number></text:span><text:span text:style-name="MT1"><text:s/></text:span>/ <text:page-count>1</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6-07-06T23:32:03.699877901</meta:creation-date>
    <meta:generator>LibreOffice/7.3.4.2$Linux_X86_64 LibreOffice_project/728fec16bd5f605073805c3c9e7c4212a0120dc5</meta:generator>
    <dc:date>2022-06-14T21:11:09.324459135</dc:date>
    <meta:editing-duration>P2DT22H52M26S</meta:editing-duration>
    <meta:editing-cycles>292</meta:editing-cycles>
    <meta:document-statistic meta:table-count="6" meta:image-count="1" meta:object-count="0" meta:page-count="1" meta:paragraph-count="87" meta:word-count="104" meta:character-count="1160" meta:non-whitespace-character-count="1132"/>
  </office:meta>
</office:document-meta>
</file>